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KBEWJ+CMTT10" svg:font-family="FKBEWJ+CMTT10"/>
    <style:font-face style:name="Lohit Hindi1" svg:font-family="'Lohit Hindi'"/>
    <style:font-face style:name="SJNJXP+CMSY10" svg:font-family="SJNJXP+CMSY10"/>
    <style:font-face style:name="Helvetica" svg:font-family="Helvetica" style:font-family-generic="swiss"/>
    <style:font-face style:name="Helvetica-Bold" svg:font-family="Helvetica-Bold" style:font-family-generic="swiss"/>
    <style:font-face style:name="Courier 10 Pitch" svg:font-family="'Courier 10 Pitch'" style:font-pitch="fixed"/>
    <style:font-face style:name="Courier 10 Pitch1" svg:font-family="'Courier 10 Pitch'" style:font-adornments="Bold"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font-name="DejaVu Sans"/>
    </style:style>
    <style:style style:name="P2" style:family="paragraph" style:parent-style-name="Standard">
      <style:paragraph-properties fo:text-align="start" style:justify-single-word="false"/>
      <style:text-properties style:font-name="DejaVu Sans"/>
    </style:style>
    <style:style style:name="P3" style:family="paragraph" style:parent-style-name="Standard">
      <style:paragraph-properties fo:text-align="center" style:justify-single-word="false"/>
      <style:text-properties style:font-name="DejaVu Sans" fo:font-size="16pt" style:font-size-asian="16pt" style:font-size-complex="16pt"/>
    </style:style>
    <style:style style:name="P4" style:family="paragraph" style:parent-style-name="Standard">
      <style:paragraph-properties fo:text-align="start" style:justify-single-word="false"/>
      <style:text-properties style:font-name="DejaVu Sans" fo:font-size="10pt" style:font-size-asian="10pt" style:font-size-complex="10pt"/>
    </style:style>
    <style:style style:name="P5" style:family="paragraph" style:parent-style-name="Standard">
      <style:paragraph-properties fo:text-align="justify" style:justify-single-word="false"/>
      <style:text-properties style:font-name="DejaVu Sans" fo:font-size="10pt" style:font-size-asian="10pt" style:font-size-complex="10pt"/>
    </style:style>
    <style:style style:name="P6" style:family="paragraph" style:parent-style-name="Standard">
      <style:paragraph-properties fo:text-align="justify" style:justify-single-word="false" style:text-autospace="none"/>
      <style:text-properties style:font-name="DejaVu Sans" fo:font-size="10pt" style:font-size-asian="10pt" style:font-size-complex="10pt"/>
    </style:style>
    <style:style style:name="P7" style:family="paragraph" style:parent-style-name="Standard">
      <style:paragraph-properties style:text-autospace="none"/>
      <style:text-properties style:font-name="DejaVu Sans" fo:font-size="10pt" style:font-size-asian="10pt" style:font-size-complex="10pt"/>
    </style:style>
    <style:style style:name="P8" style:family="paragraph" style:parent-style-name="Standard">
      <style:paragraph-properties fo:text-align="justify" style:justify-single-word="false" style:text-autospace="none"/>
      <style:text-properties style:font-name="DejaVu Sans" fo:font-size="10pt" style:font-name-asian="Helvetica" style:font-size-asian="10pt" style:font-name-complex="Helvetica" style:font-size-complex="10pt"/>
    </style:style>
    <style:style style:name="P9" style:family="paragraph" style:parent-style-name="Standard">
      <style:paragraph-properties fo:text-align="start" style:justify-single-word="false" style:text-autospace="none"/>
      <style:text-properties style:font-name="DejaVu Sans" fo:font-size="10pt" style:font-name-asian="Helvetica" style:font-size-asian="10pt" style:font-name-complex="Helvetica" style:font-size-complex="10pt"/>
    </style:style>
    <style:style style:name="P10" style:family="paragraph" style:parent-style-name="Standard">
      <style:paragraph-properties fo:text-align="justify" style:justify-single-word="false" style:text-autospace="none"/>
      <style:text-properties style:font-name="DejaVu Sans" fo:font-size="10pt" style:font-name-asian="Helvetica-Bold" style:font-size-asian="10pt" style:font-name-complex="Helvetica-Bold" style:font-size-complex="10pt"/>
    </style:style>
    <style:style style:name="P11" style:family="paragraph" style:parent-style-name="Standard">
      <style:paragraph-properties fo:text-align="justify" style:justify-single-word="false"/>
      <style:text-properties style:font-name="DejaVu Sans"/>
    </style:style>
    <style:style style:name="P12" style:family="paragraph" style:parent-style-name="Standard">
      <style:paragraph-properties fo:text-align="justify" style:justify-single-word="false"/>
      <style:text-properties style:font-name="DejaVu Sans" fo:font-weight="bold" style:font-weight-asian="bold" style:font-weight-complex="bold"/>
    </style:style>
    <style:style style:name="P13" style:family="paragraph" style:parent-style-name="Standard">
      <style:paragraph-properties fo:text-align="justify" style:justify-single-word="false" style:text-autospace="none"/>
      <style:text-properties style:font-name="DejaVu Sans" fo:font-size="12pt" fo:font-style="italic" style:font-name-asian="Helvetica-Bold" style:font-size-asian="12pt" style:font-style-asian="italic" style:font-name-complex="Helvetica-Bold" style:font-size-complex="12pt" style:font-style-complex="italic"/>
    </style:style>
    <style:style style:name="P14" style:family="paragraph" style:parent-style-name="Standard">
      <style:paragraph-properties fo:text-align="justify" style:justify-single-word="false" style:text-autospace="none"/>
      <style:text-properties style:font-name="Helvetica-Bold" fo:font-size="12pt" fo:font-style="italic" style:font-name-asian="Helvetica-Bold" style:font-size-asian="12pt" style:font-style-asian="italic" style:font-name-complex="Helvetica-Bold" style:font-size-complex="12pt" style:font-style-complex="italic"/>
    </style:style>
    <style:style style:name="P15" style:family="paragraph" style:parent-style-name="Standard">
      <style:paragraph-properties fo:text-align="start" style:justify-single-word="false" style:text-autospace="none"/>
      <style:text-properties style:use-window-font-color="true" style:font-name="DejaVu Sans" fo:font-size="10pt" style:font-name-asian="Helvetica" style:font-size-asian="10pt" style:font-name-complex="Helvetica" style:font-size-complex="10pt"/>
    </style:style>
    <style:style style:name="P16" style:family="paragraph" style:parent-style-name="Standard">
      <style:paragraph-properties fo:text-align="justify" style:justify-single-word="false" style:text-autospace="none"/>
      <style:text-properties style:font-name="Courier 10 Pitch" fo:font-size="10pt" style:font-name-asian="Helvetica" style:font-size-asian="10pt" style:font-name-complex="Helvetica" style:font-size-complex="10pt"/>
    </style:style>
    <style:style style:name="P17" style:family="paragraph" style:parent-style-name="Standard">
      <style:paragraph-properties fo:text-align="justify" style:justify-single-word="false" style:text-autospace="none"/>
      <style:text-properties style:font-name="Helvetica" fo:font-size="10pt" style:font-name-asian="Helvetica" style:font-size-asian="10pt" style:font-name-complex="Helvetica" style:font-size-complex="10pt"/>
    </style:style>
    <style:style style:name="P18" style:family="paragraph" style:parent-style-name="Standard">
      <style:paragraph-properties fo:margin-left="0in" fo:margin-right="0in" fo:text-align="justify" style:justify-single-word="false" fo:text-indent="0in" style:auto-text-indent="false"/>
      <style:text-properties style:font-name="DejaVu Sans" fo:font-size="10pt" style:font-size-asian="10pt" style:font-size-complex="10pt"/>
    </style:style>
    <style:style style:name="P19"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size-asian="10pt" style:font-size-complex="10pt"/>
    </style:style>
    <style:style style:name="P20" style:family="paragraph" style:parent-style-name="Standard">
      <style:paragraph-properties fo:margin-left="0in" fo:margin-right="0in" fo:text-align="start" style:justify-single-word="false" fo:text-indent="0in" style:auto-text-indent="false"/>
      <style:text-properties style:font-name="DejaVu Sans" fo:font-size="10pt" fo:font-weight="bold" style:font-size-asian="10pt" style:font-weight-asian="bold" style:font-size-complex="10pt" style:font-weight-complex="bold"/>
    </style:style>
    <style:style style:name="P21" style:family="paragraph" style:parent-style-name="Standard">
      <style:paragraph-properties fo:margin-left="0in" fo:margin-right="0in" fo:text-align="justify" style:justify-single-word="false" fo:text-indent="0in" style:auto-text-indent="false"/>
      <style:text-properties style:font-name="DejaVu Sans" fo:font-size="10pt" fo:font-weight="bold" style:font-size-asian="10pt" style:font-weight-asian="bold" style:font-size-complex="10pt" style:font-weight-complex="bold"/>
    </style:style>
    <style:style style:name="P22" style:family="paragraph" style:parent-style-name="Standard">
      <style:paragraph-properties fo:margin-left="0in" fo:margin-right="0in" fo:text-align="start"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23" style:family="paragraph" style:parent-style-name="Standard">
      <style:paragraph-properties fo:margin-left="0in" fo:margin-right="0in" fo:text-align="justify"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24"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name-asian="Helvetica" style:font-size-asian="10pt" style:font-name-complex="Helvetica" style:font-size-complex="10pt"/>
    </style:style>
    <style:style style:name="P25" style:family="paragraph" style:parent-style-name="Standard">
      <style:paragraph-properties fo:margin-left="0in" fo:margin-right="0in" fo:text-align="start" style:justify-single-word="false" fo:text-indent="0in" style:auto-text-indent="false"/>
      <style:text-properties style:font-name="DejaVu Sans" fo:font-size="12pt" fo:font-weight="normal" style:font-size-asian="12pt" style:font-weight-asian="normal" style:font-size-complex="12pt" style:font-weight-complex="normal"/>
    </style:style>
    <style:style style:name="P26" style:family="paragraph" style:parent-style-name="Standard">
      <style:paragraph-properties fo:margin-left="0in" fo:margin-right="0in" fo:text-align="justify" style:justify-single-word="false" fo:text-indent="0in" style:auto-text-indent="false"/>
      <style:text-properties style:font-name="DejaVu Sans" fo:font-size="12pt" fo:font-weight="normal" style:font-size-asian="12pt" style:font-weight-asian="normal" style:font-size-complex="12pt" style:font-weight-complex="normal"/>
    </style:style>
    <style:style style:name="P27" style:family="paragraph" style:parent-style-name="Standard">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28" style:family="paragraph" style:parent-style-name="Standard">
      <style:paragraph-properties fo:margin-left="0in" fo:margin-right="0in" fo:text-align="justify" style:justify-single-word="false" fo:text-indent="0in" style:auto-text-indent="false" style:text-autospace="none"/>
      <style:text-properties style:font-name="DejaVu Sans" fo:font-size="12pt" style:font-name-asian="Helvetica" style:font-size-asian="12pt" style:font-name-complex="Helvetica" style:font-size-complex="12pt"/>
    </style:style>
    <style:style style:name="P29" style:family="paragraph" style:parent-style-name="Standard">
      <style:paragraph-properties fo:margin-left="0in" fo:margin-right="0in" fo:text-align="justify" style:justify-single-word="false" fo:text-indent="0in" style:auto-text-indent="false" style:text-autospace="none"/>
    </style:style>
    <style:style style:name="P30" style:family="paragraph" style:parent-style-name="Standard">
      <style:paragraph-properties fo:margin-left="0in" fo:margin-right="0in" fo:text-align="justify" style:justify-single-word="false" fo:text-indent="0in" style:auto-text-indent="false"/>
      <style:text-properties style:font-name="Courier 10 Pitch" fo:font-size="10pt" fo:font-weight="normal" style:font-size-asian="10pt" style:font-weight-asian="normal" style:font-size-complex="10pt" style:font-weight-complex="normal"/>
    </style:style>
    <style:style style:name="P31"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font-size-asian="10pt" style:font-size-complex="10pt"/>
    </style:style>
    <style:style style:name="P32"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style>
    <style:style style:name="P33"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font-name-asian="Helvetica" style:font-size-asian="10pt" style:font-name-complex="Helvetica" style:font-size-complex="10pt"/>
    </style:style>
    <style:style style:name="P34"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fo:font-weight="bold" style:font-name-asian="Helvetica" style:font-size-asian="10pt" style:font-weight-asian="bold" style:font-name-complex="Helvetica" style:font-size-complex="10pt" style:font-weight-complex="bold"/>
    </style:style>
    <style:style style:name="P35"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font-name-asian="FKBEWJ+CMTT10" style:font-size-asian="10pt" style:font-name-complex="FKBEWJ+CMTT10" style:font-size-complex="10pt"/>
    </style:style>
    <style:style style:name="P36" style:family="paragraph" style:parent-style-name="Standard">
      <style:paragraph-properties fo:margin-left="0in" fo:margin-right="0in" fo:text-align="justify" style:justify-single-word="false" fo:text-indent="0in" style:auto-text-indent="false"/>
      <style:text-properties style:font-name="Helvetica-Bold" fo:font-size="12pt" fo:font-weight="normal" style:font-name-asian="Helvetica-Bold" style:font-size-asian="12pt" style:font-weight-asian="normal" style:font-name-complex="Helvetica-Bold" style:font-size-complex="12pt" style:font-weight-complex="normal"/>
    </style:style>
    <style:style style:name="P37" style:family="paragraph" style:parent-style-name="Standard">
      <style:paragraph-properties fo:margin-left="0in" fo:margin-right="0in" fo:text-align="justify" style:justify-single-word="false" fo:text-indent="0in" style:auto-text-indent="false" style:text-autospace="none"/>
      <style:text-properties style:font-name="Helvetica-Bold" fo:font-size="12pt" style:font-name-asian="Helvetica-Bold" style:font-size-asian="12pt" style:font-name-complex="Helvetica-Bold" style:font-size-complex="12pt"/>
    </style:style>
    <style:style style:name="P38" style:family="paragraph" style:parent-style-name="Standard">
      <style:paragraph-properties fo:margin-left="0in" fo:margin-right="0in" fo:text-align="justify" style:justify-single-word="false" fo:text-indent="0in" style:auto-text-indent="false" style:text-autospace="none"/>
      <style:text-properties style:font-name="Helvetica-Bold" fo:font-size="12pt" fo:font-style="italic" style:font-name-asian="Helvetica-Bold" style:font-size-asian="12pt" style:font-style-asian="italic" style:font-name-complex="Helvetica-Bold" style:font-size-complex="12pt" style:font-style-complex="italic"/>
    </style:style>
    <style:style style:name="P39" style:family="paragraph" style:parent-style-name="Standard">
      <style:paragraph-properties fo:margin-left="0in" fo:margin-right="0in" fo:text-align="justify" style:justify-single-word="false" fo:text-indent="0in" style:auto-text-indent="false"/>
      <style:text-properties style:font-name="Helvetica-Bold" fo:font-size="12pt" fo:font-style="italic" fo:font-weight="normal" style:font-name-asian="Helvetica-Bold" style:font-size-asian="12pt" style:font-style-asian="italic" style:font-weight-asian="normal" style:font-name-complex="Helvetica-Bold" style:font-size-complex="12pt" style:font-style-complex="italic" style:font-weight-complex="normal"/>
    </style:style>
    <style:style style:name="P40" style:family="paragraph" style:parent-style-name="Standard">
      <style:paragraph-properties fo:margin-left="0in" fo:margin-right="0in" fo:text-align="justify" style:justify-single-word="false" fo:text-indent="0in" style:auto-text-indent="false" style:text-autospace="none"/>
      <style:text-properties style:font-name="Helvetica-Bold" fo:font-size="10pt" style:font-name-asian="Helvetica-Bold" style:font-size-asian="10pt" style:font-name-complex="Helvetica-Bold" style:font-size-complex="10pt"/>
    </style:style>
    <style:style style:name="P41" style:family="paragraph" style:parent-style-name="Standard">
      <style:paragraph-properties fo:margin-left="0in" fo:margin-right="0in" fo:text-align="justify" style:justify-single-word="false" fo:text-indent="0in" style:auto-text-indent="false" style:text-autospace="none"/>
      <style:text-properties style:font-name="Helvetica" fo:font-size="10pt" style:font-name-asian="Helvetica" style:font-size-asian="10pt" style:font-name-complex="Helvetica" style:font-size-complex="10pt"/>
    </style:style>
    <style:style style:name="P42" style:family="paragraph" style:parent-style-name="Standard">
      <style:paragraph-properties fo:margin-left="0in" fo:margin-right="0in" fo:text-align="justify" style:justify-single-word="false" fo:text-indent="0in" style:auto-text-indent="false" style:text-autospace="none"/>
      <style:text-properties style:font-name="Helvetica" fo:font-size="10pt" style:font-size-asian="10pt" style:font-size-complex="10pt"/>
    </style:style>
    <style:style style:name="P43" style:family="paragraph" style:parent-style-name="Standard">
      <style:paragraph-properties fo:margin-left="0in" fo:margin-right="0in" fo:text-align="start" style:justify-single-word="false" fo:text-indent="0in" style:auto-text-indent="false" style:text-autospace="none"/>
    </style:style>
    <style:style style:name="P44" style:family="paragraph" style:parent-style-name="Standard">
      <style:paragraph-properties fo:margin-left="0in" fo:margin-right="0in" fo:text-align="justify" style:justify-single-word="false" fo:text-indent="0in" style:auto-text-indent="false" style:text-autospace="none"/>
      <style:text-properties fo:font-variant="normal" fo:text-transform="none" style:use-window-font-color="true" style:font-name="DejaVu Sans" fo:font-size="10.5pt" fo:letter-spacing="normal" fo:font-style="normal" fo:font-weight="normal" style:font-name-asian="Helvetica" style:font-name-complex="Helvetica"/>
    </style:style>
    <style:style style:name="P45" style:family="paragraph" style:parent-style-name="Standard">
      <style:paragraph-properties fo:margin-left="0in" fo:margin-right="0in" fo:text-align="start" style:justify-single-word="false" fo:text-indent="0in" style:auto-text-indent="false" style:text-autospace="none"/>
      <style:text-properties fo:font-variant="normal" fo:text-transform="none" fo:color="#222222" style:font-name="DejaVu Sans" fo:font-size="10pt" fo:letter-spacing="normal" fo:font-style="normal" fo:font-weight="normal" style:font-name-asian="Helvetica" style:font-size-asian="10pt" style:font-name-complex="Helvetica" style:font-size-complex="10pt"/>
    </style:style>
    <style:style style:name="P46" style:family="paragraph" style:parent-style-name="Standard">
      <style:paragraph-properties fo:margin-left="0in" fo:margin-right="0in" fo:text-align="justify" style:justify-single-word="false" fo:text-indent="0in" style:auto-text-indent="false" style:text-autospace="none"/>
      <style:text-properties style:font-name="Courier 10 Pitch1" fo:font-size="10pt" style:font-name-asian="Helvetica" style:font-size-asian="10pt" style:font-name-complex="Helvetica" style:font-size-complex="10pt"/>
    </style:style>
    <style:style style:name="P47" style:family="paragraph" style:parent-style-name="Standard">
      <style:paragraph-properties fo:margin-left="0.4925in" fo:margin-right="0in" fo:text-align="justify" style:justify-single-word="false" fo:text-indent="0in" style:auto-text-indent="false" style:text-autospace="none"/>
      <style:text-properties style:font-name="DejaVu Sans" fo:font-size="10pt" style:font-name-asian="Helvetica" style:font-size-asian="10pt" style:font-name-complex="Helvetica" style:font-size-complex="10pt"/>
    </style:style>
    <style:style style:name="P48" style:family="paragraph" style:parent-style-name="Standard">
      <style:paragraph-properties fo:margin-left="0.4925in" fo:margin-right="0in" fo:text-align="start" style:justify-single-word="false" fo:text-indent="0in" style:auto-text-indent="false" style:text-autospace="none"/>
      <style:text-properties style:font-name="DejaVu Sans" fo:font-size="10pt" style:font-size-asian="10pt" style:font-size-complex="10pt"/>
    </style:style>
    <style:style style:name="P49" style:family="paragraph" style:parent-style-name="Standard">
      <style:paragraph-properties fo:margin-left="0.4925in" fo:margin-right="0in" fo:text-align="start" style:justify-single-word="false" fo:text-indent="0in" style:auto-text-indent="false" style:text-autospace="none"/>
      <style:text-properties style:font-name="Helvetica" fo:font-size="10pt" style:font-name-asian="Helvetica" style:font-size-asian="10pt" style:font-name-complex="Helvetica" style:font-size-complex="10pt"/>
    </style:style>
    <style:style style:name="P50" style:family="paragraph" style:parent-style-name="Standard">
      <style:paragraph-properties fo:margin-left="0.4925in" fo:margin-right="0in" fo:text-align="start" style:justify-single-word="false" fo:text-indent="0in" style:auto-text-indent="false" style:text-autospace="none"/>
      <style:text-properties style:font-name="Courier 10 Pitch" fo:font-size="10pt" style:font-name-asian="FKBEWJ+CMTT10" style:font-size-asian="10pt" style:font-name-complex="FKBEWJ+CMTT10" style:font-size-complex="10pt"/>
    </style:style>
    <style:style style:name="P51"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style:font-name-asian="Helvetica" style:font-size-asian="10pt" style:font-name-complex="Helvetica" style:font-size-complex="10pt"/>
    </style:style>
    <style:style style:name="P52"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style:font-name-asian="Helvetica" style:font-size-asian="10pt" style:font-name-complex="Helvetica" style:font-size-complex="10pt"/>
    </style:style>
    <style:style style:name="P53" style:family="paragraph" style:parent-style-name="Standard" style:list-style-name="L4">
      <style:paragraph-properties fo:text-align="justify" style:justify-single-word="false" style:text-autospace="none"/>
      <style:text-properties style:font-name="DejaVu Sans" fo:font-size="10pt" style:font-name-asian="Helvetica" style:font-size-asian="10pt" style:font-name-complex="Helvetica" style:font-size-complex="10pt"/>
    </style:style>
    <style:style style:name="P54" style:family="paragraph" style:parent-style-name="Standard">
      <style:paragraph-properties fo:text-align="justify" style:justify-single-word="false" style:text-autospace="none"/>
      <style:text-properties style:font-name="Courier 10 Pitch" fo:font-size="10pt" style:font-name-asian="Helvetica" style:font-size-asian="10pt" style:font-name-complex="Helvetica" style:font-size-complex="10pt"/>
    </style:style>
    <style:style style:name="P55" style:family="paragraph" style:parent-style-name="Standard">
      <style:paragraph-properties fo:text-align="justify" style:justify-single-word="false" style:text-autospace="none"/>
      <style:text-properties style:font-name="DejaVu Sans" fo:font-size="12pt" style:font-name-asian="Helvetica" style:font-size-asian="12pt" style:font-name-complex="Helvetica" style:font-size-complex="12pt"/>
    </style:style>
    <style:style style:name="P56" style:family="paragraph" style:parent-style-name="Standard" style:list-style-name="L1">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57" style:family="paragraph" style:parent-style-name="Standard" style:list-style-name="L2">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58" style:family="paragraph" style:parent-style-name="Standard" style:list-style-name="L3">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59" style:family="paragraph" style:parent-style-name="Standard" style:list-style-name="L4">
      <style:paragraph-properties fo:margin-left="0in" fo:margin-right="0in" fo:text-align="justify" style:justify-single-word="false" fo:text-indent="0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60" style:family="paragraph" style:parent-style-name="Standard" style:list-style-name="L5">
      <style:paragraph-properties fo:margin-left="0in" fo:margin-right="0in" fo:text-align="justify" style:justify-single-word="false" fo:text-indent="0in" style:auto-text-indent="false" style:text-autospace="none"/>
      <style:text-properties style:font-name="DejaVu Sans" fo:font-size="12pt" style:font-name-asian="Helvetica" style:font-size-asian="12pt" style:font-name-complex="Helvetica" style:font-size-complex="12pt"/>
    </style:style>
    <style:style style:name="P61" style:family="paragraph" style:parent-style-name="Standard" style:list-style-name="L6">
      <style:paragraph-properties fo:margin-left="0in" fo:margin-right="0in" fo:text-align="justify" style:justify-single-word="false" fo:text-indent="0in" style:auto-text-indent="false"/>
      <style:text-properties style:font-name="DejaVu Sans" fo:font-size="12pt" fo:font-weight="normal" style:font-size-asian="12pt" style:font-weight-asian="normal" style:font-size-complex="12pt" style:font-weight-complex="normal"/>
    </style:style>
    <style:style style:name="P62"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name-asian="Helvetica" style:font-size-asian="10pt" style:font-name-complex="Helvetica" style:font-size-complex="10pt"/>
    </style:style>
    <style:style style:name="P63" style:family="paragraph" style:parent-style-name="Standard">
      <style:paragraph-properties fo:margin-left="0in" fo:margin-right="0in" fo:text-align="justify" style:justify-single-word="false" fo:text-indent="0in" style:auto-text-indent="false" style:text-autospace="none"/>
      <style:text-properties style:font-name="DejaVu Sans1" fo:font-size="10pt" style:font-name-asian="Helvetica" style:font-size-asian="10pt" style:font-name-complex="Helvetica" style:font-size-complex="10pt"/>
    </style:style>
    <style:style style:name="P64" style:family="paragraph" style:parent-style-name="Standard">
      <style:paragraph-properties fo:margin-left="0in" fo:margin-right="0in" fo:text-align="justify" style:justify-single-word="false" fo:text-indent="0in" style:auto-text-indent="false" style:text-autospace="none"/>
      <style:text-properties style:font-name="Courier 10 Pitch1" fo:font-size="10pt" style:font-name-asian="Helvetica" style:font-size-asian="10pt" style:font-name-complex="Helvetica" style:font-size-complex="10pt"/>
    </style:style>
    <style:style style:name="P65" style:family="paragraph" style:parent-style-name="Standard">
      <style:paragraph-properties fo:margin-left="0in" fo:margin-right="0in" fo:text-align="justify" style:justify-single-word="false" fo:text-indent="0in" style:auto-text-indent="false" style:text-autospace="none"/>
      <style:text-properties style:font-name="Courier 10 Pitch1" fo:font-size="10pt" style:font-name-asian="FKBEWJ+CMTT10" style:font-size-asian="10pt" style:font-name-complex="FKBEWJ+CMTT10" style:font-size-complex="10pt"/>
    </style:style>
    <style:style style:name="P66"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font-name-asian="Helvetica" style:font-size-asian="10pt" style:font-name-complex="Helvetica" style:font-size-complex="10pt"/>
    </style:style>
    <style:style style:name="P67"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font-size-asian="10pt" style:font-size-complex="10pt"/>
    </style:style>
    <style:style style:name="P68" style:family="paragraph" style:parent-style-name="Standard">
      <style:paragraph-properties fo:margin-left="0in" fo:margin-right="0in" fo:text-align="justify" style:justify-single-word="false" fo:text-indent="0in" style:auto-text-indent="false" style:text-autospace="none"/>
    </style:style>
    <style:style style:name="P69" style:family="paragraph" style:parent-style-name="Standard" style:list-style-name="L4">
      <style:paragraph-properties fo:margin-left="0in" fo:margin-right="0in" fo:text-align="justify" style:justify-single-word="false" fo:text-indent="-0.25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70" style:family="paragraph" style:parent-style-name="Standard" style:list-style-name="L4">
      <style:paragraph-properties fo:margin-left="0in" fo:margin-right="0in" fo:text-align="justify" style:justify-single-word="false" fo:text-indent="-0.25in" style:auto-text-indent="false" style:text-autospace="none"/>
      <style:text-properties style:font-name="DejaVu Sans" fo:font-size="12pt" style:font-name-asian="Helvetica" style:font-size-asian="12pt" style:font-name-complex="Helvetica" style:font-size-complex="12pt"/>
    </style:style>
    <style:style style:name="P71"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style:font-name-asian="Helvetica" style:font-size-asian="10pt" style:font-name-complex="Helvetica" style:font-size-complex="10pt"/>
    </style:style>
    <style:style style:name="T1" style:family="text">
      <style:text-properties fo:font-weight="normal" style:font-weight-asian="normal" style:font-weight-complex="normal"/>
    </style:style>
    <style:style style:name="T2" style:family="text">
      <style:text-properties fo:font-weight="normal" style:font-name-asian="FKBEWJ+CMTT10" style:font-weight-asian="normal" style:font-name-complex="FKBEWJ+CMTT10" style:font-weight-complex="normal"/>
    </style:style>
    <style:style style:name="T3" style:family="text">
      <style:text-properties fo:font-weight="bold" style:font-weight-asian="bold" style:font-weight-complex="bold"/>
    </style:style>
    <style:style style:name="T4" style:family="text">
      <style:text-properties fo:font-weight="bold" style:font-name-asian="Helvetica-Bold" style:font-weight-asian="bold" style:font-name-complex="Helvetica-Bold" style:font-weight-complex="bold"/>
    </style:style>
    <style:style style:name="T5" style:family="text">
      <style:text-properties fo:font-weight="bold" style:font-name-asian="Helvetica" style:font-weight-asian="bold" style:font-name-complex="Helvetica" style:font-weight-complex="bold"/>
    </style:style>
    <style:style style:name="T6" style:family="text">
      <style:text-properties fo:font-size="10pt" style:font-size-asian="10pt" style:font-size-complex="10pt"/>
    </style:style>
    <style:style style:name="T7" style:family="text">
      <style:text-properties fo:font-size="10pt" fo:font-weight="bold" style:font-size-asian="10pt" style:font-weight-asian="bold" style:font-size-complex="10pt" style:font-weight-complex="bold"/>
    </style:style>
    <style:style style:name="T8" style:family="text">
      <style:text-properties style:font-name="Courier 10 Pitch"/>
    </style:style>
    <style:style style:name="T9" style:family="text">
      <style:text-properties style:font-name="Courier 10 Pitch" style:font-name-asian="FKBEWJ+CMTT10" style:font-name-complex="FKBEWJ+CMTT10"/>
    </style:style>
    <style:style style:name="T10" style:family="text">
      <style:text-properties style:font-name="Courier 10 Pitch" style:font-name-asian="Helvetica" style:font-name-complex="Helvetica"/>
    </style:style>
    <style:style style:name="T11" style:family="text">
      <style:text-properties style:font-name="Courier 10 Pitch" style:font-name-asian="Helvetica-Bold" style:font-name-complex="Helvetica-Bold"/>
    </style:style>
    <style:style style:name="T12" style:family="text">
      <style:text-properties style:font-name="Courier 10 Pitch" fo:font-size="10pt" style:font-name-asian="Helvetica" style:font-size-asian="10pt" style:font-name-complex="Helvetica" style:font-size-complex="10pt"/>
    </style:style>
    <style:style style:name="T13" style:family="text">
      <style:text-properties style:font-name="DejaVu Sans"/>
    </style:style>
    <style:style style:name="T14" style:family="text">
      <style:text-properties style:font-name="DejaVu Sans" fo:font-size="10pt" style:font-size-asian="10pt" style:font-size-complex="10pt"/>
    </style:style>
    <style:style style:name="T15" style:family="text">
      <style:text-properties style:font-name="DejaVu Sans" fo:font-size="10pt" style:font-name-asian="Helvetica" style:font-size-asian="10pt" style:font-name-complex="Helvetica" style:font-size-complex="10pt"/>
    </style:style>
    <style:style style:name="T16" style:family="text">
      <style:text-properties style:font-name="DejaVu Sans" fo:font-size="10pt" fo:font-weight="bold" style:font-size-asian="10pt" style:font-weight-asian="bold" style:font-size-complex="10pt" style:font-weight-complex="bold"/>
    </style:style>
    <style:style style:name="T17" style:family="text">
      <style:text-properties style:font-name="DejaVu Sans" style:font-name-asian="Helvetica" style:font-name-complex="Helvetica"/>
    </style:style>
    <style:style style:name="T18" style:family="text">
      <style:text-properties style:font-name="DejaVu Sans" style:font-name-asian="Helvetica" style:font-size-asian="10pt" style:font-name-complex="Helvetica" style:font-size-complex="10pt"/>
    </style:style>
    <style:style style:name="T19" style:family="text">
      <style:text-properties style:font-name="DejaVu Sans" fo:font-weight="bold" style:font-name-asian="Helvetica" style:font-weight-asian="bold" style:font-name-complex="Helvetica" style:font-weight-complex="bold"/>
    </style:style>
    <style:style style:name="T20" style:family="text">
      <style:text-properties style:font-name="DejaVu Sans" fo:font-weight="bold" style:font-name-asian="Helvetica-Bold" style:font-weight-asian="bold" style:font-name-complex="Helvetica-Bold" style:font-weight-complex="bold"/>
    </style:style>
    <style:style style:name="T21" style:family="text">
      <style:text-properties style:font-name="DejaVu Sans" fo:font-weight="bold" style:font-weight-asian="bold" style:font-weight-complex="bold"/>
    </style:style>
    <style:style style:name="T22" style:family="text">
      <style:text-properties style:font-name="DejaVu Sans" fo:font-weight="bold" style:font-name-asian="FKBEWJ+CMTT10" style:font-weight-asian="bold" style:font-name-complex="FKBEWJ+CMTT10" style:font-weight-complex="bold"/>
    </style:style>
    <style:style style:name="T23" style:family="text">
      <style:text-properties style:font-name="DejaVu Sans" style:font-name-asian="Helvetica-Bold" style:font-name-complex="Helvetica-Bold"/>
    </style:style>
    <style:style style:name="T24" style:family="text">
      <style:text-properties style:font-name="DejaVu Sans" fo:font-style="italic" style:font-name-asian="Helvetica" style:font-style-asian="italic" style:font-name-complex="Helvetica" style:font-style-complex="italic"/>
    </style:style>
    <style:style style:name="T25" style:family="text">
      <style:text-properties style:font-name="DejaVu Sans" fo:font-weight="normal" style:font-name-asian="FKBEWJ+CMTT10" style:font-weight-asian="normal" style:font-name-complex="FKBEWJ+CMTT10" style:font-weight-complex="normal"/>
    </style:style>
    <style:style style:name="T26" style:family="text">
      <style:text-properties style:font-name="Helvetica" style:font-name-asian="Helvetica" style:font-name-complex="Helvetica"/>
    </style:style>
    <style:style style:name="T27" style:family="text">
      <style:text-properties style:font-name="Helvetica" fo:font-weight="bold" style:font-name-asian="Helvetica" style:font-weight-asian="bold" style:font-name-complex="Helvetica" style:font-weight-complex="bold"/>
    </style:style>
    <style:style style:name="T28" style:family="text">
      <style:text-properties style:font-name-asian="Helvetica" style:font-name-complex="Helvetica"/>
    </style:style>
    <style:style style:name="T29" style:family="text">
      <style:text-properties style:font-name-asian="Helvetica" style:font-size-asian="10pt" style:font-name-complex="Helvetica" style:font-size-complex="10pt"/>
    </style:style>
    <style:style style:name="T30" style:family="text">
      <style:text-properties style:font-name-asian="FKBEWJ+CMTT10" style:font-name-complex="FKBEWJ+CMTT10"/>
    </style:style>
    <style:style style:name="T31" style:family="text">
      <style:text-properties style:font-name="Helvetica-Bold" style:font-name-asian="Helvetica-Bold" style:font-name-complex="Helvetica-Bold"/>
    </style:style>
    <style:style style:name="T32" style:family="text">
      <style:text-properties style:font-name="Helvetica-Bold" fo:font-weight="bold" style:font-name-asian="Helvetica-Bold" style:font-weight-asian="bold" style:font-name-complex="Helvetica-Bold" style:font-weight-complex="bold"/>
    </style:style>
    <style:style style:name="T33" style:family="text">
      <style:text-properties style:font-name="Helvetica-Bold" style:font-name-asian="Helvetica" style:font-name-complex="Helvetica"/>
    </style:style>
    <style:style style:name="T34" style:family="text">
      <style:text-properties style:font-name-asian="Helvetica-Bold" style:font-name-complex="Helvetica-Bold"/>
    </style:style>
    <style:style style:name="T35" style:family="text">
      <style:text-properties fo:font-variant="normal" fo:text-transform="none" style:use-window-font-color="true" style:font-name="DejaVu Sans" fo:font-size="10.5pt" fo:letter-spacing="normal" fo:font-style="normal" fo:font-weight="bold" style:font-name-asian="Helvetica" style:font-weight-asian="bold" style:font-name-complex="Helvetica" style:font-weight-complex="bold"/>
    </style:style>
    <style:style style:name="T36" style:family="text">
      <style:text-properties fo:font-variant="normal" fo:text-transform="none" style:use-window-font-color="true" style:font-name="DejaVu Sans" fo:font-size="10.5pt" fo:letter-spacing="normal" fo:font-style="normal" fo:font-weight="normal" style:font-name-asian="Helvetica" style:font-name-complex="Helvetica"/>
    </style:style>
    <style:style style:name="T37" style:family="text">
      <style:text-properties fo:font-variant="normal" fo:text-transform="none" style:use-window-font-color="true" style:font-name="DejaVu Sans" fo:font-size="10.5pt" fo:letter-spacing="normal" fo:font-style="normal" fo:font-weight="normal" style:font-name-asian="Helvetica" style:font-weight-asian="normal" style:font-name-complex="Helvetica" style:font-weight-complex="normal"/>
    </style:style>
    <style:style style:name="T38" style:family="text">
      <style:text-properties fo:font-variant="normal" fo:text-transform="none" style:use-window-font-color="true" style:font-name="DejaVu Sans" fo:font-size="10.5pt" fo:letter-spacing="normal" fo:font-style="normal" fo:font-weight="normal" style:font-name-asian="Helvetica" style:font-size-asian="10pt" style:font-weight-asian="normal" style:font-name-complex="Helvetica" style:font-size-complex="10pt" style:font-weight-complex="normal"/>
    </style:style>
    <style:style style:name="T39" style:family="text">
      <style:text-properties fo:font-variant="normal" fo:text-transform="none" style:use-window-font-color="true" fo:letter-spacing="normal" fo:font-style="normal" fo:font-weight="normal" style:font-name-asian="FKBEWJ+CMTT10" style:font-size-asian="10pt" style:font-name-complex="FKBEWJ+CMTT10" style:font-size-complex="10pt"/>
    </style:style>
    <style:style style:name="T40" style:family="text">
      <style:text-properties fo:font-variant="normal" fo:text-transform="none" fo:color="#222222" style:font-name="DejaVu Sans" fo:font-size="10pt" fo:letter-spacing="normal" fo:font-style="normal" fo:font-weight="normal" style:font-name-asian="Helvetica" style:font-size-asian="10pt" style:font-name-complex="Helvetica" style:font-size-complex="10pt"/>
    </style:style>
    <style:style style:name="T41" style:family="text">
      <style:text-properties fo:font-variant="normal" fo:text-transform="none" fo:color="#222222" style:font-name="Courier 10 Pitch" fo:font-size="10pt" fo:letter-spacing="normal" fo:font-style="normal" fo:font-weight="normal" style:font-name-asian="Helvetica" style:font-size-asian="10pt" style:font-name-complex="Helvetica" style:font-size-complex="10pt"/>
    </style:style>
    <style:style style:name="T42" style:family="text">
      <style:text-properties style:use-window-font-color="true" style:font-name="DejaVu Sans"/>
    </style:style>
    <style:style style:name="T43" style:family="text">
      <style:text-properties style:use-window-font-color="true" style:font-name="DejaVu Sans" style:font-name-asian="Helvetica" style:font-size-asian="10pt" style:font-name-complex="Helvetica" style:font-size-complex="10pt"/>
    </style:style>
    <style:style style:name="T44" style:family="text">
      <style:text-properties style:use-window-font-color="true" style:font-name="DejaVu Sans" style:font-name-asian="FKBEWJ+CMTT10" style:font-name-complex="FKBEWJ+CMTT10"/>
    </style:style>
    <style:style style:name="T45" style:family="text">
      <style:text-properties style:use-window-font-color="true" style:font-name="Courier 10 Pitch"/>
    </style:style>
    <style:style style:name="T46" style:family="text">
      <style:text-properties style:use-window-font-color="true" style:font-name="Courier 10 Pitch" style:font-name-asian="FKBEWJ+CMTT10" style:font-name-complex="FKBEWJ+CMTT10"/>
    </style:style>
    <style:style style:name="T47" style:family="text">
      <style:text-properties style:font-name="DejaVu Sans1"/>
    </style:style>
    <style:style style:name="T48" style:family="text">
      <style:text-properties style:font-name="DejaVu Sans1" fo:font-weight="bold" style:font-name-asian="Helvetica-Bold" style:font-weight-asian="bold" style:font-name-complex="Helvetica-Bold" style:font-weight-complex="bold"/>
    </style:style>
    <style:style style:name="T49" style:family="text">
      <style:text-properties style:font-name="DejaVu Sans1" fo:font-weight="bold" style:font-weight-asian="bold" style:font-weight-complex="bold"/>
    </style:style>
    <style:style style:name="T50" style:family="text">
      <style:text-properties style:font-name="DejaVu Sans1" fo:font-weight="bold" style:font-name-asian="FKBEWJ+CMTT10" style:font-weight-asian="bold" style:font-name-complex="FKBEWJ+CMTT10" style:font-weight-complex="bold"/>
    </style:style>
    <style:style style:name="T51" style:family="text">
      <style:text-properties style:font-name="DejaVu Sans1" fo:font-size="10pt" style:font-name-asian="Helvetica" style:font-size-asian="10pt" style:font-name-complex="Helvetica" style:font-size-complex="10pt"/>
    </style:style>
    <style:style style:name="T52" style:family="text">
      <style:text-properties style:font-name="DejaVu Sans1" style:font-name-asian="FKBEWJ+CMTT10" style:font-name-complex="FKBEWJ+CMTT10"/>
    </style:style>
    <style:style style:name="T53" style:family="text">
      <style:text-properties style:font-name="Courier 10 Pitch1"/>
    </style:style>
    <style:style style:name="T54" style:family="text">
      <style:text-properties style:font-name="Courier 10 Pitch1" style:font-name-asian="FKBEWJ+CMTT10" style:font-name-complex="FKBEWJ+CMTT10"/>
    </style:style>
    <style:style style:name="T55" style:family="text">
      <style:text-properties style:font-name="Courier 10 Pitch1" fo:font-weight="normal" style:font-weight-asian="normal" style:font-weight-complex="normal"/>
    </style:style>
    <style:style style:name="T56" style:family="text">
      <style:text-properties fo:color="#ff0000" style:font-name="DejaVu Sans1"/>
    </style:style>
    <style:style style:name="T57" style:family="text">
      <style:text-properties style:font-name="Courier 10 Pitch"/>
    </style:style>
    <style:style style:name="T58" style:family="text">
      <style:text-properties style:font-name="Courier 10 Pitch" style:font-name-asian="Helvetica" style:font-name-complex="Helvetica"/>
    </style:style>
    <style:style style:name="T59" style:family="text">
      <style:text-properties style:font-name="DejaVu Sans"/>
    </style:style>
    <style:style style:name="T60" style:family="text">
      <style:text-properties style:font-name="DejaVu Sans" fo:font-weight="bold" style:font-weight-asian="bold" style:font-weight-complex="bold"/>
    </style:style>
    <style:style style:name="T61" style:family="text">
      <style:text-properties style:font-name="DejaVu Sans" fo:font-size="10pt" style:font-name-asian="Helvetica" style:font-size-asian="10pt" style:font-name-complex="Helvetica" style:font-size-complex="10pt"/>
    </style:style>
    <style:style style:name="T62" style:family="text">
      <style:text-properties style:font-name="DejaVu Sans" fo:font-size="10pt" style:font-size-asian="10pt" style:font-size-complex="10pt"/>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I"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I"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I"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I"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he RAxML v8.0.0 Manual </text:p>
      <text:p text:style-name="P1"/>
      <text:p text:style-name="P1">by Alexandros Stamatakis</text:p>
      <text:p text:style-name="P1">Heidelberg Institute for Theoretical Studies</text:p>
      <text:p text:style-name="P1"/>
      <text:p text:style-name="P1"/>
      <text:p text:style-name="P2"/>
      <text:p text:style-name="P12">I. About RAxML </text:p>
      <text:p text:style-name="P11"/>
      <text:p text:style-name="P5">RAxML (Randomized Axelerated Maximum Likelihood) is a program for sequential and parallel Maximum Likelihood based inference of large phylogenetic trees. It can also be used for post-analyses of sets of phylogenetic trees, analyses of alignments and, evolutionary placement of short reads.</text:p>
      <text:p text:style-name="P5">It has originally been derived from fastDNAml which in turn was derived from Joe Felsentein’s dnaml which is part of the PHYLIP package. </text:p>
      <text:p text:style-name="P5"/>
      <text:list xml:id="list14618390571" text:style-name="L1">
        <text:list-header>
          <text:p text:style-name="P56">II. Getting help</text:p>
        </text:list-header>
      </text:list>
      <text:p text:style-name="P18"/>
      <text:p text:style-name="P18">RAxML support is provided via the RAxML Google group at: <text:a xlink:type="simple" xlink:href="https://groups.google.com/forum/?hl=de#!forum/raxml">https://groups.google.com/forum/?hl=de#!forum/raxml</text:a> Note that, Google groups have a search function! Thus, before posting, search the group to see if you issue has not already been discussed!</text:p>
      <text:p text:style-name="P18"/>
      <text:p text:style-name="P21">Do not send emails with RAxML questions to A. Stamatakis directly!</text:p>
      <text:p text:style-name="P21"/>
      <text:p text:style-name="P21"><text:span text:style-name="T1">A step by step tutorial with some basic commands is available at: </text:span><text:a xlink:type="simple" xlink:href="http://sco.h-its.org/exelixis/web/software/raxml/hands_on.html"><text:span text:style-name="T1">http://sco.h-its.org/exelixis/web/software/raxml/hands_on.html</text:span></text:a><text:span text:style-name="T1"> </text:span></text:p>
      <text:p text:style-name="P23"/>
      <text:p text:style-name="P21"><text:span text:style-name="T1">Additional help, links, little helper scripts and documentation is available at the RAxML software page: </text:span><text:a xlink:type="simple" xlink:href="http://sco.h-its.org/exelixis/web/software/raxml/index.html"><text:span text:style-name="T1">http://sco.h-its.org/exelixis/web/software/raxml/index.html</text:span></text:a><text:span text:style-name="T1"> </text:span></text:p>
      <text:p text:style-name="P21"/>
      <text:list xml:id="list1491852945" text:style-name="L2">
        <text:list-item>
          <text:p text:style-name="P57">RAxML web-servers and Graphical User Interfaces</text:p>
        </text:list-item>
      </text:list>
      <text:p text:style-name="P27"/>
      <text:p text:style-name="P27"/>
      <text:p text:style-name="P27"/>
      <text:p text:style-name="P27"/>
      <text:list xml:id="list1342442549" text:style-name="L3">
        <text:list-header>
          <text:p text:style-name="P58">IV. <text:tab/>Downloading RAxML</text:p>
        </text:list-header>
      </text:list>
      <text:p text:style-name="P26"/>
      <text:p text:style-name="P26"><text:span text:style-name="T6">RAxML is open source under GNU GPL. It is distributed via Alexis github repository: </text:span><text:a xlink:type="simple" xlink:href="https://github.com/stamatak/standard-RAxML"><text:span text:style-name="T6">https://github.com/stamatak/standard-RAxML</text:span></text:a><text:span text:style-name="T6"> where you can always download the most up to date version. Make sure to </text:span><text:span text:style-name="T7">watch</text:span><text:span text:style-name="T6"> the github repository to remain up to date regarding code changes.</text:span></text:p>
      <text:p text:style-name="P23"/>
      <text:p text:style-name="P23">We do not provide any support whatsoever for previous versions of the code!</text:p>
      <text:p text:style-name="P23"/>
      <text:p text:style-name="P23">Version numbers follow the notation <text:span text:style-name="T3">x.y.z</text:span> where <text:span text:style-name="T3">x</text:span> changes with major code reorganizations, <text:span text:style-name="T3">y</text:span> changes when new features are added and <text:span text:style-name="T3">z</text:span> changes with bug fixes.</text:p>
      <text:p text:style-name="P26"/>
      <text:p text:style-name="P27">V. <text:tab/>Compiling RAxML</text:p>
      <text:p text:style-name="P26"/>
      <text:p text:style-name="P23">RAxML comes in a lot of different flavors.</text:p>
      <text:p text:style-name="P23">It can run sequentially, in parallel using either MPI (message passing interface) or PThreads for multi-core shared memory systems. </text:p>
      <text:p text:style-name="P23">It also has a hybrid/combined PThreads ↔ MPI parallelization that uses MPI to distribute bootstrap replicates or independent tree searches to different shared memory nodes in a cluster while it uses <text:soft-page-break/>PThreads to parallelize the likelihood calculations of single tree searches. We call this coarse grain (MPI) and fine-grain (PThreads) parallelism. </text:p>
      <text:p text:style-name="P23"/>
      <text:p text:style-name="P23">Thus, before compiling you need to know on what kind of system you intend to execute RAxML. Also note that, the MPI version only implements/offers a subset of the RAxML functionality, it can only distribute distinct tree searches to processors!</text:p>
      <text:p text:style-name="P23"/>
      <text:p text:style-name="P23">Another important thing to consider prior to compiling is what your target processor architecture is!</text:p>
      <text:p text:style-name="P23">Modern x86 processors are very powerful because the have so-called vector instructions!</text:p>
      <text:p text:style-name="P23"/>
      <text:p text:style-name="P23">Depending on how new your processor is it will support SSE3 vector instructions, or, if newer also the faster AVX or the even faster AVX2 vector instructions. These instructions are used by RAxML to substantially accelerate the likelihood and parsimony computations it conducts.</text:p>
      <text:p text:style-name="P23"/>
      <text:p text:style-name="P23">Thus, you should always try to compile the code in a way that best exploits the capabilities of your CPU(s). Note that, even most modern laptops have more than 1 CPU/core, hence you will probably always want to compile the PThreads version of RAxML.</text:p>
      <text:p text:style-name="P23"/>
      <text:p text:style-name="P23">Now let's have a look at the RAxML source code, when you download it it will be in a file called: </text:p>
      <text:p text:style-name="P23"/>
      <text:p text:style-name="P30">standard-RAxML-8.0.0.tar.gz</text:p>
      <text:p text:style-name="P23"/>
      <text:p text:style-name="P23">uncompress it by typing:</text:p>
      <text:p text:style-name="P23"/>
      <text:p text:style-name="P30">gunzip standard-RAxML-8.0.0.tar.gz </text:p>
      <text:p text:style-name="P30">tar xf standard-RAxML-8.0.0.tar</text:p>
      <text:p text:style-name="P23"/>
      <text:p text:style-name="P23">and change into the directory that contains the source files and list the contents:</text:p>
      <text:p text:style-name="P23"/>
      <text:p text:style-name="P30">cd standard-RAxML-8.0.0/</text:p>
      <text:p text:style-name="P30">ls</text:p>
      <text:p text:style-name="P23"/>
      <text:p text:style-name="P23">There is a subdirectory called <text:span text:style-name="T8">usefulScripts</text:span> that contains a couple of perl scripts for various little RAxML tasks.</text:p>
      <text:p text:style-name="P23"/>
      <text:p text:style-name="P23">Next, let's list the Makefiles:</text:p>
      <text:p text:style-name="P23"/>
      <text:p text:style-name="P30">ls Makefile.*</text:p>
      <text:p text:style-name="P23"/>
      <text:p text:style-name="P23">which will generate a listing looking like this:</text:p>
      <text:p text:style-name="P23"/>
      <text:p text:style-name="P23">Makefiles for sequential version, hybrid MPI/Pthreads version, sequential version for MACs using the clang compiler, MPI version, PThreads version, PThreads version for MACs using clang that all rely on the most recent AVX2 vector instructions:</text:p>
      <text:p text:style-name="P23"/>
      <text:p text:style-name="P30">Makefile.AVX2.gcc </text:p>
      <text:p text:style-name="P30">Makefile.AVX2.HYBRID.gcc </text:p>
      <text:p text:style-name="P30">Makefile.AVX2.mac </text:p>
      <text:p text:style-name="P30">Makefile.AVX2.MPI.gcc </text:p>
      <text:p text:style-name="P30">Makefile.AVX2.PTHREADS.gcc </text:p>
      <text:p text:style-name="P30">Makefile.AVX2.PTHREADS.mac </text:p>
      <text:p text:style-name="P23"/>
      <text:p text:style-name="P23">Corresponding Makefiles using AVX instructions:</text:p>
      <text:p text:style-name="P23"/>
      <text:p text:style-name="P30">Makefile.AVX.gcc </text:p>
      <text:p text:style-name="P30">Makefile.AVX.HYBRID.gcc </text:p>
      <text:p text:style-name="P30">Makefile.AVX.mac </text:p>
      <text:p text:style-name="P30"><text:soft-page-break/>Makefile.AVX.MPI.gcc </text:p>
      <text:p text:style-name="P30">Makefile.AVX.PTHREADS.gcc </text:p>
      <text:p text:style-name="P30">Makefile.AVX.PTHREADS.mac </text:p>
      <text:p text:style-name="P23"/>
      <text:p text:style-name="P23">Corresponding Makefiles not using any vector instructions (only required when your CPU is more than 5-6 years old!). The file called: <text:span text:style-name="T8">Makefile.QuartetMPI.gcc</text:span> is a dedicate Makefile that implements a MPI parallelization of the quartet evaluation functionality, for details see the section describing the command line arguments!</text:p>
      <text:p text:style-name="P23"/>
      <text:p text:style-name="P30">Makefile.gcc </text:p>
      <text:p text:style-name="P30">Makefile.HYBRID.gcc </text:p>
      <text:p text:style-name="P30">Makefile.MPI.gcc </text:p>
      <text:p text:style-name="P30">Makefile.PTHREADS.gcc </text:p>
      <text:p text:style-name="P30">Makefile.PTHREADS.mac </text:p>
      <text:p text:style-name="P30">Makefile.QuartetMPI.gcc </text:p>
      <text:p text:style-name="P23"/>
      <text:p text:style-name="P23">Corresponding Makefiles using SSE3 instructions:</text:p>
      <text:p text:style-name="P23"/>
      <text:p text:style-name="P30">Makefile.SSE3.gcc </text:p>
      <text:p text:style-name="P30">Makefile.SSE3.HYBRID.gcc </text:p>
      <text:p text:style-name="P30">Makefile.SSE3.mac </text:p>
      <text:p text:style-name="P30">Makefile.SSE3.MPI.gcc </text:p>
      <text:p text:style-name="P30">Makefile.SSE3.PTHREADS.gcc </text:p>
      <text:p text:style-name="P30">Makefile.SSE3.PTHREADS.mac </text:p>
      <text:p text:style-name="P30">Makefile.SSE3.QuartetMPI.gcc </text:p>
      <text:p text:style-name="P23"/>
      <text:p text:style-name="P23">Now assume that your computer supports AVX instructions, to compile the sequential version type:</text:p>
      <text:p text:style-name="P23"/>
      <text:p text:style-name="P30">make -f Makefile.AVX.gcc </text:p>
      <text:p text:style-name="P23"/>
      <text:p text:style-name="P23">this will generate a RAxML executable called: </text:p>
      <text:p text:style-name="P23"/>
      <text:p text:style-name="P30">raxmlHPC-AVX</text:p>
      <text:p text:style-name="P23"/>
      <text:p text:style-name="P23">Now, to also compile the PThreads version, first remove all object files generated by compiling the sequential version by typing:</text:p>
      <text:p text:style-name="P23"/>
      <text:p text:style-name="P30">rm *.o </text:p>
      <text:p text:style-name="P23"/>
      <text:p text:style-name="P23">and then type:</text:p>
      <text:p text:style-name="P23"/>
      <text:p text:style-name="P30">make -f Makefile.AVX.PTHREADS.gcc </text:p>
      <text:p text:style-name="P23"/>
      <text:p text:style-name="P23">which will generate an executable called </text:p>
      <text:p text:style-name="P23"/>
      <text:p text:style-name="P30">raxmlHPC-PTHREADS-AVX</text:p>
      <text:p text:style-name="P23"/>
      <text:p text:style-name="P23">Compiling all other program flavors is analogous, with the only difficulty that the MPI versions need mpicc, the MPI compiler. A common MPI compiler distribution is provided by OpenMPI and is easy to install on Ubuntu Linux, for instance.</text:p>
      <text:p text:style-name="P26"/>
      <text:p text:style-name="P39">When to use which Version?</text:p>
      <text:p text:style-name="P36"/>
      <text:p text:style-name="P8">The use of the sequential version is intended for small to medium datasets and for initial experiments to determine appropriate search parameters.</text:p>
      <text:p text:style-name="P8">The Pthreads version will work well for very long alignments, but performance is extremely hardware-dependent!</text:p>
      <text:p text:style-name="P8"><text:soft-page-break/>However, even for relatively short alignments (1,900 taxa, 1,200bp, DNA data) we observed speedups of around factor 6.5 on an 8-core node. </text:p>
      <text:p text:style-name="P8">For a long alignment (125 taxa, 20,000 base-pairs, DNA) we observed significant super-linear speedups of around 10-11 on an 8-core system. </text:p>
      <text:p text:style-name="P8"/>
      <text:p text:style-name="P8"><text:span text:style-name="T3">Warning</text:span>: Make sure to specify the exact number of CPUs available on your system via the <text:span text:style-name="T8">-T</text:span> option. If you start more threads than you have cores available, there will be a significant performance decrease!</text:p>
      <text:p text:style-name="P8">The MPI-version is for executing really large production runs (i.e. 100 or 1,000 bootstraps) on a <text:s/>Linux cluster. You can also perform multiple inferences on larger datasets in parallel to find a best-known ML tree for your dataset. </text:p>
      <text:p text:style-name="P8">Finally, the rapid BS algorithm and the associated ML search have also been parallelized with MPI.</text:p>
      <text:p text:style-name="P8"/>
      <text:p text:style-name="P8"><text:span text:style-name="T3">Warning:</text:span> Reduced functionality of MPI version! The current MPI-version only works properly if you specify the <text:span text:style-name="T8">-# </text:span>or <text:span text:style-name="T8">-N</text:span> option in the command line, since it has been designed to do multiple inferences or rapid/standard BS (bootstrap) searches in parallel! </text:p>
      <text:p text:style-name="P8">For all remaining options, the usage of this type of coarse-grained parallelism does not make much sense!</text:p>
      <text:p text:style-name="P8"/>
      <text:p text:style-name="P13">Processor Affinity and Thread Pinning with the Pthreads Version</text:p>
      <text:p text:style-name="P10"/>
      <text:p text:style-name="P8">An important aspect if you want to use the Pthreads version of the program is to find out how your operating system/platform handles processor affinity of threads. Within the shared-memory or multi-core context processor affinity means that if you run, for instance, 4 threads on a 4-way CPU or 4 cores each individual thread should always run on the same CPU, that is, <text:span text:style-name="T9">thread0</text:span><text:span text:style-name="T30"> </text:span>on <text:span text:style-name="T9">CPU0</text:span>, <text:span text:style-name="T9">thread1</text:span><text:span text:style-name="T30"> </text:span>on <text:span text:style-name="T9">CPU1</text:span><text:span text:style-name="T30"> </text:span>etc. </text:p>
      <text:p text:style-name="P8">This is important for efficiency, since cache entries can be continuously re-used if a thread, which works on the same part of the shared memory space, remains on the same CPU. If threads are moved around, for instance, <text:span text:style-name="T9">thread0</text:span><text:span text:style-name="T30"> </text:span>is initially executed on <text:span text:style-name="T9">CPU0</text:span><text:span text:style-name="T30"> </text:span>but then on <text:span text:style-name="T9">CPU4</text:span><text:span text:style-name="T30"> </text:span>etc. the cache memory of the CPU will have to be re-filled every time a thread is moved. With processor affinity enabled, performance improvements of 5% have been measured on sufficiently large and thus memory-intensive datasets.</text:p>
      <text:p text:style-name="P8">There is a function that will automatically pin threads to CPUs, that is, enforce thread affinity, under LINUX/UNIX. Because this function might occasionally cause some error messages during compilation due to portability issues it is disabled by default. To enable it, you will need to comment out this flag: </text:p>
      <text:p text:style-name="P8"/>
      <text:p text:style-name="P16">#define _PORTABLE_PTHREADS</text:p>
      <text:p text:style-name="P8"/>
      <text:p text:style-name="P6"><text:span text:style-name="T28">in the </text:span><text:span text:style-name="T10">axml.c</text:span><text:span text:style-name="T28"> source file.</text:span></text:p>
      <text:list xml:id="list1267544306" text:style-name="L4">
        <text:list-header>
          <text:p text:style-name="P53"/>
          <text:p text:style-name="P69">VI. RAxML Idiosyncrasies &amp; Likelihood Values</text:p>
          <text:p text:style-name="P70"/>
          <text:list>
            <text:list-item>
              <text:list>
                <text:list-header>
                  <text:p text:style-name="P59">VII. Alignment input File Formats</text:p>
                </text:list-header>
              </text:list>
            </text:list-item>
          </text:list>
        </text:list-header>
      </text:list>
      <text:p text:style-name="P28"/>
      <text:p text:style-name="P38">Alignment &amp; Tree Input Formats</text:p>
      <text:p text:style-name="P37"/>
      <text:p text:style-name="P10"><text:span text:style-name="T28">The input alignment format of RAxML is </text:span><text:s/>relaxed interleaved or sequential PHYLIP<text:span text:style-name="T28">. “Relaxed” means that</text:span></text:p>
      <text:p text:style-name="P8">sequence names can be of variable length between 1 up to 256 characters. If you need longer taxon names</text:p>
      <text:p text:style-name="P10"><text:span text:style-name="T28">you can adapt the constant </text:span><text:span text:style-name="T30">#define nmlngth 256 </text:span><text:span text:style-name="T28">in file </text:span><text:span text:style-name="T30">axml.h </text:span><text:span text:style-name="T28">appropriately. Moreover, RAxML should</text:span></text:p>
      <text:p text:style-name="P8">be less sensitive with respect to the formatting (tabs, insets, etc) of interleaved PHYLIP files.</text:p>
      <text:p text:style-name="P10"><text:span text:style-name="T28">The input tree format is Newick (see </text:span><text:span text:style-name="T30">http://evolution.genetics.washington.edu/phylip/newicktree.</text:span></text:p>
      <text:p text:style-name="P10"><text:span text:style-name="T30">html</text:span><text:span text:style-name="T28">), the </text:span><text:s/>RAxML input trees must not be comprehensive<text:span text:style-name="T28">, i.e., need not contain all taxa.</text:span></text:p>
      <text:p text:style-name="P17"><text:soft-page-break/></text:p>
      <text:p text:style-name="P14">Alignment Error Checking</text:p>
      <text:p text:style-name="P14"/>
      <text:p text:style-name="P8">I recently noticed that a lot of alignments should be checked for the following errors/insufficiencies before</text:p>
      <text:p text:style-name="P8">running an analysis with RAxML or any other phylogenetic inference program.</text:p>
      <text:p text:style-name="P8">RAxML will now analyze the alignment and check for the following errors:</text:p>
      <text:p text:style-name="P10"><text:s/>Identical Sequence name(s) <text:span text:style-name="T28">appearing multiple times in an alignment, this can easily happen when you</text:span></text:p>
      <text:p text:style-name="P8">export a standard PHYLIP-file from some tool which truncates the sequence names to 8 or 10 characters.</text:p>
      <text:p text:style-name="P10"><text:s/>Identical Sequence(s) <text:span text:style-name="T28">that have different names but are exactly identical. This mostly happens when you</text:span></text:p>
      <text:p text:style-name="P8">excluded some hard-to-align alignment regions from your alignment.</text:p>
      <text:p text:style-name="P10"><text:s/>Undetermined Column(s) <text:span text:style-name="T28">that contain only ambiguous characters that will be treated as missing data,</text:span></text:p>
      <text:p text:style-name="P10"><text:span text:style-name="T28">i.e. columns that entirely consist of </text:span><text:span text:style-name="T30">X, ?, *, - </text:span><text:span text:style-name="T28">for AA data and </text:span><text:span text:style-name="T30">N, O, X, ?, - </text:span><text:span text:style-name="T28">for DNA data.</text:span></text:p>
      <text:p text:style-name="P10"><text:s/>Undetermined Sequence(s) <text:span text:style-name="T28">that contain only ambiguous characters (see above) that will be treated as</text:span></text:p>
      <text:p text:style-name="P8">missing data.</text:p>
      <text:p text:style-name="P10"><text:s/>Prohibited Character(s) in taxon names <text:span text:style-name="T28">taxon names that contain any form of whitespace character, like</text:span></text:p>
      <text:p text:style-name="P10"><text:span text:style-name="T28">blanks, tabulators, and carriage returns, as well as one of the following prohibited characters: </text:span><text:span text:style-name="T30">:,();[]</text:span><text:span text:style-name="T28">.</text:span></text:p>
      <text:p text:style-name="P8">In case that RAxML detects Identical Sequences and/or Undetermined Columns and was executed,</text:p>
      <text:p text:style-name="P10"><text:span text:style-name="T28">e.g., with </text:span><text:span text:style-name="T30">-n alignmentName </text:span><text:span text:style-name="T28">it will automatically write an alignment file called </text:span><text:span text:style-name="T30">alignmentName.reduced</text:span></text:p>
      <text:p text:style-name="P8">with Identical Sequences and/or Undetermined Columns removed. If this is detected for a multiple model</text:p>
      <text:p text:style-name="P10"><text:span text:style-name="T28">analysis a respective model file </text:span><text:span text:style-name="T30">modelFileName.reduced </text:span><text:span text:style-name="T28">will also be written. In case RAxML encounters</text:span></text:p>
      <text:p text:style-name="P8">identical sequence names or undetermined sequences or illegal characters in taxon names it will exit with</text:p>
      <text:p text:style-name="P8">an error and you will have to fix your alignment.</text:p>
      <text:p text:style-name="P28"/>
      <text:list xml:id="list2089883849" text:style-name="L5">
        <text:list-item>
          <text:p text:style-name="P60">The RAxML options</text:p>
        </text:list-item>
      </text:list>
      <text:p text:style-name="P28"/>
      <text:p text:style-name="P24">The single by far most important command is the RAxML help option that displays all options. I also frequently use it because I can not remember them all. In the following I will assume that we are just using the sequential un-vectorized code, that is, the raxmlHPC executable.</text:p>
      <text:p text:style-name="P24"/>
      <text:p text:style-name="P24">Thus, to get on-line help type: </text:p>
      <text:p text:style-name="P24"/>
      <text:p text:style-name="P33">raxmlHPC -h </text:p>
      <text:p text:style-name="P24"/>
      <text:p text:style-name="P24">and you will get the following, very long listing, that will be discussed at length below:</text:p>
      <text:p text:style-name="P24"/>
      <text:p text:style-name="P33">raxmlHPC </text:p>
      <text:p text:style-name="P33"><text:tab/> <text:s text:c="5"/>-s sequenceFileName -n outputFileName -m substitutionModel </text:p>
      <text:p text:style-name="P33"><text:tab/> <text:s text:c="5"/>[-a weightFileName] [-A secondaryStructureSubstModel] </text:p>
      <text:p text:style-name="P33"><text:tab/> <text:s text:c="5"/>[-b bootstrapRandomNumberSeed] [-B wcCriterionThreshold] </text:p>
      <text:p text:style-name="P33"><text:tab/> <text:s text:c="5"/>[-c numberOfCategories] [-C] [-d] [-D] </text:p>
      <text:p text:style-name="P33"><text:tab/> <text:s text:c="5"/>[-e likelihoodEpsilon] [-E excludeFileName] </text:p>
      <text:p text:style-name="P33"><text:s text:c="6"/><text:tab/>[-f a|A|b|B|c|C|d|D|e|E|F|g|G|h|H|i|I|j|J|m|n|N|o|p|q|r|R|s|S|t|T|u|v|<text:tab/><text:tab/><text:tab/> <text:s text:c="3"/>V|w|W|x|y] </text:p>
      <text:p text:style-name="P33"><text:tab/><text:tab/>[-F] </text:p>
      <text:p text:style-name="P33"><text:s text:c="6"/><text:tab/>[-g groupingFileName] [-G placementThreshold] [-h] [-H] </text:p>
      <text:p text:style-name="P33"><text:soft-page-break/><text:tab/> <text:s text:c="5"/>[-i initialRearrangementSetting] </text:p>
      <text:p text:style-name="P33"><text:tab/><text:tab/>[-I autoFC|autoMR|autoMRE|autoMRE_IGN] </text:p>
      <text:p text:style-name="P33"><text:s text:c="6"/><text:tab/>[-j] [-J MR|MR_DROP|MRE|STRICT|STRICT_DROP|T_&lt;PERCENT&gt;] [-k] [-K] </text:p>
      <text:p text:style-name="P33"><text:tab/> <text:s text:c="5"/>[-L MR|MRE|T_&lt;PERCENT&gt;] [-M] </text:p>
      <text:p text:style-name="P33"><text:s text:c="6"/><text:tab/>[-o outGroupName1[,outGroupName2[,...]]][-O] </text:p>
      <text:p text:style-name="P33"><text:tab/> <text:s text:c="5"/>[-p parsimonyRandomSeed] [-P proteinModel] </text:p>
      <text:p text:style-name="P33"><text:s text:c="6"/><text:tab/>[-q multipleModelFileName] [-r binaryConstraintTree] </text:p>
      <text:p text:style-name="P33"><text:tab/><text:tab/>[-R binaryModelParamFile] [-S secondaryStructureFile] </text:p>
      <text:p text:style-name="P33"><text:tab/><text:tab/>[-t userStartingTree] </text:p>
      <text:p text:style-name="P33"><text:s text:c="6"/><text:tab/>[-T numberOfThreads] [-u] [-U] [-v] [-V] [-w outputDirectory] </text:p>
      <text:p text:style-name="P33"><text:tab/><text:tab/>[-W slidingWindowSize] </text:p>
      <text:p text:style-name="P33"><text:tab/><text:tab/>[-x rapidBootstrapRandomNumberSeed][-X][-y]</text:p>
      <text:p text:style-name="P33"><text:tab/><text:tab/>[-Y quartetGroupingFileName|ancestralSequenceCandidatesFileName] </text:p>
      <text:p text:style-name="P33"><text:s text:c="6"/><text:tab/>[-z multipleTreesFile] </text:p>
      <text:p text:style-name="P33"><text:tab/><text:tab/>[-#|-N numberOfRuns|autoFC|autoMR|autoMRE|autoMRE_IGN] </text:p>
      <text:p text:style-name="P33"/>
      <text:p text:style-name="P33">-a<text:tab/>Specify a column weight file name to assign individual weights to each <text:tab/><text:tab/>column of the alignment. Those weights must be integers separated by any</text:p>
      <text:p text:style-name="P33"><text:tab/>type and number of whitespaces whithin a separate file. </text:p>
      <text:p text:style-name="P33"/>
      <text:p text:style-name="P47">In addition, there must of course be as many weights as there are columns in your alignment. The contents of an example weight file could look like this:</text:p>
      <text:p text:style-name="P49"/>
      <text:p text:style-name="P50">5 1 1 2 1 1 1 1 1 1 1 2 1 1 3 1 1 1 1 1 1 1 1 1 1</text:p>
      <text:p text:style-name="P50">1 1 1 1 1 1 1 1 1 1 1 1 1 1 1 1 1 1 4 1 1 1 4 1 1</text:p>
      <text:p text:style-name="P50"/>
      <text:p text:style-name="P48"><text:span text:style-name="T4">Example:</text:span><text:span text:style-name="T34"> <text:tab/></text:span><text:span text:style-name="T9">raxmlHPC -a wgtFile -s alg.phy -p 12345 -m GTRCAT -n TEST</text:span></text:p>
      <text:p text:style-name="P33"/>
      <text:p text:style-name="P33"/>
      <text:p text:style-name="P33">-A <text:s text:c="2"/>Specify one of the secondary structure substitution models implemented in <text:tab/>RAxML. The same nomenclature as in the PHASE manual is used, available <text:tab/>models: S6A, S6B, S6C, S6D, S6E, S7A, S7B, S7C, S7D, S7E, S7F, S16, S16A, <text:tab/><text:tab/>S16B </text:p>
      <text:p text:style-name="P33"/>
      <text:p text:style-name="P33"><text:s text:c="5"/><text:tab/>DEFAULT: 16-state GTR model (S16) </text:p>
      <text:p text:style-name="P33"/>
      <text:p text:style-name="P31"><text:span text:style-name="T28"><text:tab/></text:span><text:span text:style-name="T17">Note that, partitioning does not work with secondary structure models. That is a secondary <text:tab/>structure can only be superimposed to a single partition. Also note that, you need of course <text:tab/>to also specify a file defining the secondary structure via the </text:span><text:span text:style-name="T28">-S</text:span><text:span text:style-name="T17"> option. </text:span></text:p>
      <text:p text:style-name="P24"/>
      <text:p text:style-name="P31"><text:span text:style-name="T17"><text:tab/></text:span><text:span text:style-name="T19">Example:</text:span><text:span text:style-name="T17"> <text:tab/></text:span><text:span text:style-name="T28">raxmlHPC -S secondaryStructureFile -s alg.phy -A S7D -p 12345 -m <text:tab/><text:tab/><text:tab/>GTRGAMMA -n TEST</text:span></text:p>
      <text:p text:style-name="P33"/>
      <text:p text:style-name="P33"/>
      <text:p text:style-name="P52"><text:s text:c="6"/>-b <text:s text:c="2"/><text:tab/>Specify an integer number (random seed) and turn on bootstrapping </text:p>
      <text:p text:style-name="P33"><text:s text:c="5"/></text:p>
      <text:p text:style-name="P33"><text:tab/>DEFAULT: OFF </text:p>
      <text:p text:style-name="P33"/>
      <text:p text:style-name="P24"><text:tab/>This option allows you to turn on non-parametric bootstrapping. To allow for reproducibility <text:tab/>of runs in the sequential program, you have to specify a random number seed, e.g.,</text:p>
      <text:p text:style-name="P24"><text:span text:style-name="T30"><text:tab/></text:span><text:span text:style-name="T9">-b 123476</text:span>. </text:p>
      <text:p text:style-name="P24"><text:tab/>Note however, that parallel bootstraps with the parallel version <text:span text:style-name="T30">raxmlHPC-MPI </text:span><text:s/>are not <text:tab/>reproducible despite the fact that you specify a random number seed. </text:p>
      <text:p text:style-name="P24"/>
      <text:p text:style-name="P6"><text:span text:style-name="T34"><text:tab/></text:span><text:span text:style-name="T4">Example:</text:span><text:span text:style-name="T34"> <text:tab/></text:span><text:span text:style-name="T9">raxmlHPC -b 12345 -p 12345 -# 100 -s alg -m GTRCAT -n TEST</text:span></text:p>
      <text:p text:style-name="P33"/>
      <text:p text:style-name="P33"><text:s text:c="6"/></text:p>
      <text:p text:style-name="P33"/>
      <text:p text:style-name="P33"><text:soft-page-break/>-B<text:tab/>specify a floating point number between 0.0 and 1.0 that will be used as <text:tab/>cutoff threshold for the MR-based bootstopping criteria. The recommended <text:tab/>setting is 0.03. </text:p>
      <text:p text:style-name="P33"/>
      <text:p text:style-name="P33"><text:s text:c="6"/>DEFAULT: 0.03 (recommended empirically determined setting) </text:p>
      <text:p text:style-name="P33"/>
      <text:p text:style-name="P31"><text:span text:style-name="T28"><text:tab/></text:span><text:span text:style-name="T17">This setting allows to specify a threshold for the so-called bootstopping criteria that will <text:tab/>automatically determine if you have conducted enough bootstrap replicate searches for <text:tab/>obtaining stable support values. Note that, this only has an effect if you use the <text:tab/>bootstopping criteria that rely on building majority rule consensus trees for determining <text:tab/>convergence. The option will not have an effect when the – not recommended – frequency <text:tab/>stopping criterion is being used. Please also read and cite the corresponding paper: <text:tab/></text:span><text:a xlink:type="simple" xlink:href="http://link.springer.com/chapter/10.1007/978-3-642-02008-7_13#page-1"><text:span text:style-name="T17">http://link.springer.com/chapter/10.1007/978-3-642-02008-7_13#page-1</text:span></text:a><text:span text:style-name="T17"> </text:span></text:p>
      <text:p text:style-name="P24"/>
      <text:p text:style-name="P31"><text:span text:style-name="T17"><text:tab/></text:span><text:span text:style-name="T20">Example:</text:span><text:span text:style-name="T23"> <text:tab/></text:span><text:span text:style-name="T30">raxmlHPC -B 0.02 -b 12345 -p 12345 -# AUTOMR -s alg -m GTRCAT -n <text:tab/><text:tab/><text:tab/><text:tab/>TEST</text:span></text:p>
      <text:p text:style-name="P24"/>
      <text:p text:style-name="P33">-c<text:tab/>Specify number of distinct rate categories for RAxML when model of rate <text:tab/>heterogeneity is set to CAT. </text:p>
      <text:p text:style-name="P33"><text:s text:c="6"/>Individual per-site rates are categorized into numberOfCategories rate </text:p>
      <text:p text:style-name="P33"><text:s text:c="6"/>categories to accelerate computations. </text:p>
      <text:p text:style-name="P33"/>
      <text:p text:style-name="P33"><text:s text:c="6"/>DEFAULT: 25 </text:p>
      <text:p text:style-name="P33"/>
      <text:p text:style-name="P40"><text:s/><text:tab/><text:span text:style-name="T21">Example:</text:span> <text:tab/><text:span text:style-name="T9">raxmlHPC -c 40 -p 12345 -s alg -m GTRCAT -n TEST</text:span></text:p>
      <text:p text:style-name="P41"/>
      <text:p text:style-name="P40"><text:span text:style-name="T26"><text:tab/></text:span><text:span text:style-name="T19">Warning:</text:span><text:span text:style-name="T27"><text:tab/></text:span><text:span text:style-name="T26">Note that the setting of -c has no effect whatsoever on the number of discrete rate <text:tab/><text:tab/><text:tab/><text:tab/>categories that are used to approximate the Gamma distribution of rate heterogeneity! <text:tab/><text:tab/><text:tab/><text:tab/>RAxML always uses 4 <text:tab/>discrete rate categories to approximate Gamma!</text:span></text:p>
      <text:p text:style-name="P33"/>
      <text:p text:style-name="P33">-C<text:tab/>Enable verbose output for the "-L" and "-f i" options. This will produce <text:tab/>more, as well as more verbose output files </text:p>
      <text:p text:style-name="P33"/>
      <text:p text:style-name="P33"><text:s text:c="6"/>DEFAULT: OFF </text:p>
      <text:p text:style-name="P33"/>
      <text:p text:style-name="P31"><text:span text:style-name="T28"><text:tab/></text:span><text:span text:style-name="T17">The above option will generate verbose output and additional output files when RAxML is <text:tab/>used to compute the TC and IC measures as introduced by Salichos and Rokas: <text:tab/></text:span><text:a xlink:type="simple" xlink:href="http://www.nature.com/nature/journal/v497/n7449/full/nature12130.html"><text:span text:style-name="T17">http://www.nature.com/nature/journal/v497/n7449/full/nature12130.html</text:span></text:a><text:span text:style-name="T17"> </text:span></text:p>
      <text:p text:style-name="P24"/>
      <text:p text:style-name="P31"><text:span text:style-name="T17"><text:tab/></text:span><text:span text:style-name="T19">Example:</text:span><text:span text:style-name="T17"><text:tab/></text:span><text:span text:style-name="T28">raxmlHPC -L -m GTRCAT -L MRE -z treeSet -n TEST</text:span></text:p>
      <text:p text:style-name="P33"/>
      <text:p text:style-name="P33">-d <text:s text:c="3"/>start ML optimization from random starting tree </text:p>
      <text:p text:style-name="P33"/>
      <text:p text:style-name="P33"><text:s text:c="6"/>DEFAULT: OFF </text:p>
      <text:p text:style-name="P33"/>
      <text:p text:style-name="P42"><text:span text:style-name="T10"><text:tab/></text:span><text:span text:style-name="T17">This option allows you to start the RAxML search with a complete random starting tree <text:tab/>instead of the default randomized stepwise addition Maximum Parsimony starting tree. On <text:tab/>smaller datasets (around 100–200 taxa) it has been observed that this might sometimes <text:tab/>yield topologies of distinct local likelihood maxima which better correspond to empirical <text:tab/>expectations. </text:span></text:p>
      <text:p text:style-name="P24"><text:tab/>It has also been observed that, this sometimes yield better – more diverse – starting trees <text:tab/>for the analysis of broad phylogenomic alignments that have a very strong phylogenetic <text:tab/>signal!</text:p>
      <text:p text:style-name="P24"/>
      <text:p text:style-name="P6"><text:span text:style-name="T34"><text:tab/></text:span><text:span text:style-name="T4">Example:</text:span><text:span text:style-name="T11"><text:tab/></text:span><text:span text:style-name="T9">raxmlHPC -d -p 12345 -s alg -m GTRGAMMA -n TEST</text:span></text:p>
      <text:p text:style-name="P33"/>
      <text:p text:style-name="P33"><text:s text:c="6"/></text:p>
      <text:p text:style-name="P33"><text:soft-page-break/>-D<text:tab/>ML search convergence criterion. This will break off ML searches if the <text:tab/>relative Robinson-Foulds distance between the trees obtained from two <text:tab/>consecutive lazy SPR cycles is smaller or equal to 1%. Usage recommended for <text:tab/>very large datasets in terms of taxa. </text:p>
      <text:p text:style-name="P33"><text:s text:c="5"/><text:tab/>On trees with more than 500 taxa this will yield execution time improvements <text:tab/>of approximately 50% while yielding only slightly worse trees. </text:p>
      <text:p text:style-name="P33"/>
      <text:p text:style-name="P33"><text:s text:c="6"/>DEFAULT: OFF <text:tab/></text:p>
      <text:p text:style-name="P33"/>
      <text:p text:style-name="P32"><text:span text:style-name="T29"><text:tab/></text:span><text:span text:style-name="T18">When enabling this option, RAxML will stop ML and standard, slow bootstrap searches early, <text:tab/>when the RF distance between the trees generated by two consecutive cycles of SPR <text:tab/>(Subtree Pruning Re-Grafting) moves is smaller than 1%. This leads to substantial speed <text:tab/>improvements while the decrease in log likelihood scores is only very small. The option has <text:tab/>been tested on several datasets and the results have been included in the following book <text:tab/>chapter:</text:span><text:span text:style-name="T43"> </text:span></text:p>
      <text:p text:style-name="P32"><text:span text:style-name="T38"><text:tab/></text:span><text:span text:style-name="T37">A. Stamatakis:</text:span><text:span text:style-name="T36"> "Phylogenetic Search Algorithms for Maximum Likelihood". In M. Elloumi, <text:tab/>A.Y. Zomaya, editors. Algorithms in Computational Biology: techniques, Approaches and <text:tab/>Applications, 547-577, John Wiley and Sons, 2011.</text:span></text:p>
      <text:p text:style-name="P44"/>
      <text:p text:style-name="P32"><text:span text:style-name="T36"><text:tab/></text:span><text:span text:style-name="T35">Example:</text:span><text:span text:style-name="T36"><text:tab/></text:span><text:span text:style-name="T39">raxmlHPC -D -p 12345 -s alg -m GTRCAT -n TEST</text:span></text:p>
      <text:p text:style-name="P33"/>
      <text:p text:style-name="P33">-e <text:s/><text:tab/>set model optimization precision in log likelihood units for final <text:tab/>optimization of tree topology </text:p>
      <text:p text:style-name="P33"/>
      <text:p text:style-name="P33"><text:s text:c="6"/>DEFAULT: 0.1<text:tab/>for models not using proportion of invariant sites estimate </text:p>
      <text:p text:style-name="P33"><text:s text:c="15"/>0.001 <text:tab/>for models using proportion of invariant sites estimate </text:p>
      <text:p text:style-name="P33"/>
      <text:p text:style-name="P41"><text:tab/><text:span text:style-name="T42">This allows you to specify up to which likelihood difference, the model parameters will be <text:tab/>optimized when RAxML uses the </text:span><text:span text:style-name="T44">GAMMA </text:span><text:span text:style-name="T42">model of rate <text:s/>or when you just evaluate a trees <text:tab/>with the </text:span><text:span text:style-name="T46">-f e</text:span><text:span text:style-name="T44"> </text:span><text:span text:style-name="T42">option or a bunch of trees with the</text:span><text:span text:style-name="T45"> -f n</text:span><text:span text:style-name="T42"> option or similar options. This has <text:tab/>shown to be useful to quickly evaluate the likelihood of a bunch of large final trees of more <text:tab/>than 1,000 taxa because it will run much faster. </text:span></text:p>
      <text:p text:style-name="P41"><text:span text:style-name="T42"><text:tab/>I typically use e.g. </text:span><text:span text:style-name="T46">-e 1.0</text:span><text:span text:style-name="T44"> </text:span><text:span text:style-name="T42"><text:s/>or </text:span><text:span text:style-name="T46">-e 2.0</text:span><text:span text:style-name="T44"> </text:span><text:span text:style-name="T42">in order to rapidly compare distinct final tree <text:tab/>topologies based on <text:tab/>their likelihood values. <text:tab/></text:span></text:p>
      <text:p text:style-name="P15"><text:tab/>Note that, topology-dependent likelihood-differences are typically far larger than <text:span text:style-name="T30">1.0 </text:span><text:s/>or <text:span text:style-name="T30">2.0 </text:span><text:s/><text:tab/>log likelihood units. The default setting is <text:span text:style-name="T30">0.1</text:span> log likelihood units which proves to be <text:tab/>sufficient in most practical cases.</text:p>
      <text:p text:style-name="P9"/>
      <text:p text:style-name="P7"><text:span text:style-name="T34"><text:tab/></text:span><text:span text:style-name="T4">Example:<text:tab/></text:span><text:span text:style-name="T9">raxmlHPC -f e -e 0.00001 -s alg -t tree -m GTRGAMMA -n TEST</text:span></text:p>
      <text:p text:style-name="P33"/>
      <text:p text:style-name="P33">-E <text:s text:c="3"/>specify an exclude file name, that contains a specification of alignment <text:tab/>positions you wish to exclude. </text:p>
      <text:p text:style-name="P33"><text:s text:c="5"/><text:tab/>Format is similar to Nexus, the file shall contain entries like "100-200 <text:tab/>300-400", to exclude a single column write, e.g., "100-100", if you use a <text:tab/>mixed model, an appropriately adapted model file will be written. </text:p>
      <text:p text:style-name="P33"/>
      <text:p text:style-name="P31"><text:span text:style-name="T28"><text:tab/></text:span><text:span text:style-name="T17">This option will just make RAxML write a reduced alignment ﬁle without the excluded <text:tab/>columns that can then be used for the real analysis. If you use a partitioned model, an <text:tab/>appropriately adapted model ﬁle will also be written. </text:span></text:p>
      <text:p text:style-name="P24"/>
      <text:p text:style-name="P19"><text:span text:style-name="T28"><text:tab/></text:span><text:span text:style-name="T5">Example:<text:tab/></text:span><text:span text:style-name="T10">raxmlHPC -E excludeFile -s alg -m GTRCAT -q part -n TEST</text:span></text:p>
      <text:p text:style-name="P24"><text:tab/></text:p>
      <text:p text:style-name="P19"><text:span text:style-name="T28"><text:tab/>In this case the alignment ﬁle with columns excluded will be named </text:span><text:span text:style-name="T10">alg.excludeFile</text:span><text:span text:style-name="T28"> and <text:tab/>the <text:s/>partition file with the specified columns excluded is called </text:span><text:span text:style-name="T10">part.excludeFile </text:span></text:p>
      <text:p text:style-name="P33"/>
      <text:p text:style-name="P33"/>
      <text:p text:style-name="P33"><text:s text:c="6"/></text:p>
      <text:p text:style-name="P33"><text:soft-page-break/>-f<text:tab/>select algorithm: </text:p>
      <text:p text:style-name="P33"/>
      <text:p text:style-name="P31"><text:span text:style-name="T28"><text:tab/></text:span><text:span text:style-name="T17">The -f option is a very powerful option because, in many cases, it allows you to select what <text:tab/>kind of algorithm RAxML shall execute. If you don't specify </text:span><text:span text:style-name="T10">-f</text:span><text:span text:style-name="T17"> at all RAxML will execute the <text:tab/>standard hill climbing algorithm (</text:span><text:span text:style-name="T10">-f d</text:span><text:span text:style-name="T17"> option)The individual options are listed below. </text:span></text:p>
      <text:p text:style-name="P33"/>
      <text:p text:style-name="P33"/>
      <text:p text:style-name="P33">-f a<text:tab/>rapid Bootstrap analysis and search for best-scoring ML tree in one program <text:tab/>run </text:p>
      <text:p text:style-name="P33"/>
      <text:p text:style-name="P24"><text:tab/>Tell RAxML to conduct a rapid Bootstrap analysis and search for the best-scoring ML tree in <text:tab/>one single program run. </text:p>
      <text:p text:style-name="P24"/>
      <text:p text:style-name="P19"><text:span text:style-name="T28"><text:tab/></text:span><text:span text:style-name="T5">Example:<text:tab/></text:span><text:span text:style-name="T10">raxmlHPC -f a -p 12345 -s alg -x 12345 -# 100 -m GTRCAT -n TEST</text:span></text:p>
      <text:p text:style-name="P33"/>
      <text:p text:style-name="P33"/>
      <text:p text:style-name="P33">-f A<text:tab/>compute marginal ancestral states on a ROOTED reference tree provided via -t</text:p>
      <text:p text:style-name="P33"/>
      <text:p text:style-name="P29"><text:span text:style-name="T12"><text:s/><text:tab/></text:span><text:span text:style-name="T15">This option allows you to compute marginal ancestral states/sequences on a given, fixed, <text:tab/>and rooted reference tree. If you don't know what marginal ancestral states are please read <text:tab/>Ziheng Yang's book on Computational Molecular Evolution.</text:span></text:p>
      <text:p text:style-name="P43"><text:span text:style-name="T15"><text:tab/></text:span><text:line-break/><text:tab/><text:span text:style-name="T16">Example:</text:span><text:span text:style-name="T14"><text:tab/></text:span><text:span text:style-name="T41">raxmlHPC -f A -t testTree -s testData -m GTRGAMMA -n TEST</text:span><text:span text:style-name="T15"><text:line-break/><text:line-break/><text:tab/>A</text:span><text:span text:style-name="T40"> small phylip-formatted test alignment would look like this:</text:span><text:span text:style-name="T15"><text:line-break/><text:line-break/><text:tab/></text:span><text:span text:style-name="T41">4 4 </text:span><text:span text:style-name="T12"><text:line-break/><text:tab/></text:span><text:span text:style-name="T41">t1 ACGT</text:span><text:span text:style-name="T12"><text:line-break/><text:tab/></text:span><text:span text:style-name="T41">t2 AATT</text:span><text:span text:style-name="T12"><text:line-break/><text:tab/></text:span><text:span text:style-name="T41">t3 ATAT </text:span><text:span text:style-name="T12"><text:line-break/><text:tab/></text:span><text:span text:style-name="T41">t4 CCGT </text:span><text:span text:style-name="T15"><text:line-break/><text:line-break/><text:tab/></text:span><text:span text:style-name="T40">and a test tree: </text:span><text:span text:style-name="T15"><text:line-break/><text:line-break/><text:tab/></text:span><text:span text:style-name="T41">((t1,t2),(t3,t4)); </text:span><text:span text:style-name="T15"><text:line-break/><text:line-break/><text:tab/></text:span><text:span text:style-name="T40">RAxML will then output the rooted binary tree again, but with inner node labels that must <text:tab/>be used to associate ancestral sequences with their corresponding positions in the tree.</text:span></text:p>
      <text:p text:style-name="P45"><text:tab/>It also writes two files, one containing the marginal probabilities for each inner node label <text:tab/>as well as one containing guesses (by taking the maximum probability) for the actual <text:tab/>ancestral sequences. </text:p>
      <text:p text:style-name="P24"/>
      <text:p text:style-name="P33">-f b<text:tab/>draw bipartition information on a tree provided with -t (typically the best-<text:tab/>knwon ML tree) based on multiple trees (e.g., from a bootstrap) in a file <text:tab/>specifed by -z</text:p>
      <text:p text:style-name="P33"/>
      <text:p text:style-name="P40"><text:s/><text:tab/><text:span text:style-name="T21">Example:<text:tab/></text:span><text:span text:style-name="T9">raxmlHPC -f b -t ref -z trees -m GTRCAT -n TEST</text:span></text:p>
      <text:p text:style-name="P33"/>
      <text:p text:style-name="P33">-f B<text:tab/>optimize br-len scaler and other model parameters (GTR, alpha, etc.) on a <text:tab/>tree provided with -t. The input tree passed via -t needs to contain branch <text:tab/>lengths. The branch lengths will not be optimized, just scaled by a single <text:tab/>common value. </text:p>
      <text:p text:style-name="P33"/>
      <text:p text:style-name="P31"><text:span text:style-name="T28"><text:tab/></text:span><text:span text:style-name="T17">This is a slightly idiosyncratic option that was mainly developed to work on conjunction with <text:tab/>the PartitionFinder tool (see: </text:span><text:a xlink:type="simple" xlink:href="http://www.robertlanfear.com/partitionfinder/"><text:span text:style-name="T17">http://www.robertlanfear.com/partitionfinder/</text:span></text:a><text:span text:style-name="T17">).</text:span></text:p>
      <text:p text:style-name="P31"><text:span text:style-name="T17"><text:tab/>The concept of branch length scalers is similar to the one implemented in MrBayes. That is, <text:tab/>we assume that all partitions have the same branch lengths proportionally to each other. </text:span><text:soft-page-break/><text:span text:style-name="T17"><text:tab/>However, for each partition </text:span><text:span text:style-name="T24">p </text:span><text:span text:style-name="T17">we do a maximum likelihood estimate of a single scaling </text:span><text:span text:style-name="T17"><text:tab/>factor <text:tab/></text:span><text:span text:style-name="T24">s[p] </text:span><text:span text:style-name="T17">by which we multiply the branch lengths. Essentially this represents a <text:tab/>parametrization trade-off between estimating a separate set of branch lengths for each <text:tab/>partition (heavy increase in the number of parameters → danger of over-parametrization) <text:tab/>and doing one common branch length estimate across all partitions (possible under-<text:tab/>parametrization). Note that, this works only for evaluating a given, fixed tree with branch <text:tab/>lengths and not for tree searches!</text:span></text:p>
      <text:p text:style-name="P24"/>
      <text:p text:style-name="P31"><text:span text:style-name="T17"><text:tab/></text:span><text:span text:style-name="T19">Example:</text:span><text:span text:style-name="T17"><text:tab/></text:span><text:span text:style-name="T28">raxmlHPC -s alg.phy -t tree -m GTRGAMMA -f B -q part -n TEST</text:span></text:p>
      <text:p text:style-name="P33"/>
      <text:p text:style-name="P33">-f c<text:tab/>check if the alignment can be properly read by RAxML </text:p>
      <text:p text:style-name="P33"/>
      <text:p text:style-name="P31"><text:span text:style-name="T31"><text:tab/></text:span><text:span text:style-name="T20">Example:</text:span><text:span text:style-name="T31"><text:tab/></text:span><text:span text:style-name="T30">raxmlHPC -f c -m GTRCAT -s alg -n TEST</text:span><text:span text:style-name="T28"><text:tab/></text:span></text:p>
      <text:p text:style-name="P33"/>
      <text:p text:style-name="P33">-f C<text:tab/>ancestral sequence test for my PhD student Jiajie Zhang, users will also <text:tab/>need to provide a list <text:tab/>of taxon names via -Y separated by whitespaces </text:p>
      <text:p text:style-name="P33"/>
      <text:p text:style-name="P31"><text:span text:style-name="T28"><text:tab/></text:span><text:span text:style-name="T17">This is an experimental option right now, not ready for general use.</text:span></text:p>
      <text:p text:style-name="P33"/>
      <text:p text:style-name="P33">-f d<text:tab/>new rapid hill-climbing </text:p>
      <text:p text:style-name="P33"><text:s text:c="22"/></text:p>
      <text:p text:style-name="P33"><text:tab/>DEFAULT: ON </text:p>
      <text:p text:style-name="P33"/>
      <text:p text:style-name="P31"><text:span text:style-name="T28"><text:tab/></text:span><text:span text:style-name="T17">This is the default RAxML tree search algorithm and is substantially faster than the original <text:tab/>search algorithm. It takes some shortcuts, but yields trees that are almost as good as the <text:tab/>ones obtained from the full search algorithm. The algorithm is described and assessed in <text:tab/>this paper here: </text:span><text:a xlink:type="simple" xlink:href="http://link.springer.com/article/10.1007/s11265-007-0067-4#page-1"><text:span text:style-name="T17">http://link.springer.com/article/10.1007/s11265-007-0067-4#page-1</text:span></text:a><text:span text:style-name="T17"> </text:span></text:p>
      <text:p text:style-name="P24"/>
      <text:p text:style-name="P31"><text:span text:style-name="T17"><text:tab/></text:span><text:span text:style-name="T20">Example:</text:span><text:span text:style-name="T31"><text:tab/></text:span><text:span text:style-name="T30">raxmlHPC -f d -m GTRCAT -p 12345 -s alg -n TEST</text:span></text:p>
      <text:p text:style-name="P33"/>
      <text:p text:style-name="P33">-f D<text:tab/>execute one or more rapid hill-climbing searches that will also generate <text:tab/>RELL <text:tab/>bootstraps </text:p>
      <text:p text:style-name="P33"/>
      <text:p text:style-name="P31"><text:span text:style-name="T28"><text:tab/></text:span><text:span text:style-name="T17">This is an implementation of the techniques introduced in the following paper: <text:tab/></text:span><text:a xlink:type="simple" xlink:href="http://www.ncbi.nlm.nih.gov/pubmed/23418397"><text:span text:style-name="T17">http://www.ncbi.nlm.nih.gov/pubmed/23418397</text:span></text:a><text:span text:style-name="T17"> Some initial tests have shown that the <text:tab/>RAxML implementation yields results that are well correlated with standard bootstrap <text:tab/>values. Using this option is recommended when you have very large trees and don't have <text:tab/>the resources/time for computing bootstrap replicates.</text:span></text:p>
      <text:p text:style-name="P24"/>
      <text:p text:style-name="P31"><text:span text:style-name="T17"><text:tab/></text:span><text:span text:style-name="T20">Example:</text:span><text:span text:style-name="T31"><text:tab/></text:span><text:span text:style-name="T30">raxmlHPC -f D -m GTRCAT -p 12345 -s alg -n TEST</text:span></text:p>
      <text:p text:style-name="P33"/>
      <text:p text:style-name="P33">-f e<text:tab/>optimize model parameters+branch lengths for given input tree</text:p>
      <text:p text:style-name="P33"/>
      <text:p text:style-name="P31"><text:span text:style-name="T28"><text:tab/></text:span><text:span text:style-name="T17">You need to provide an input tree via the</text:span><text:span text:style-name="T28"> -t </text:span><text:span text:style-name="T17">option.</text:span></text:p>
      <text:p text:style-name="P33"/>
      <text:p text:style-name="P31"><text:span text:style-name="T28"><text:tab/></text:span><text:span text:style-name="T20">Example:</text:span><text:span text:style-name="T31"> </text:span><text:span text:style-name="T30">raxmlHPC -f e -t ref -m GTRGAMMA -s alg -n TEST</text:span></text:p>
      <text:p text:style-name="P33"/>
      <text:p text:style-name="P33">-f E<text:tab/>execute very fast experimental tree search, at present only for testing </text:p>
      <text:p text:style-name="P33"><text:tab/></text:p>
      <text:p text:style-name="P31"><text:span text:style-name="T28"><text:tab/></text:span><text:span text:style-name="T17">This option will execute a very fast tree search algorithm that will not try as hard to <text:tab/>optimize the likelihood. It is intended for very large trees and follows a similar logic as the <text:tab/>FastTree program: </text:span><text:a xlink:type="simple" xlink:href="http://meta.microbesonline.org/fasttree/"><text:span text:style-name="T17">http://meta.microbesonline.org/fasttree/</text:span></text:a><text:span text:style-name="T17"> </text:span></text:p>
      <text:p text:style-name="P24"/>
      <text:p text:style-name="P31"><text:span text:style-name="T17"><text:tab/></text:span><text:span text:style-name="T20">Example:</text:span><text:span text:style-name="T31"><text:tab/></text:span><text:span text:style-name="T30">raxmlHPC -f E -m GTRCAT -p 12345 -s alg -n TEST</text:span></text:p>
      <text:p text:style-name="P33"><text:tab/></text:p>
      <text:p text:style-name="P33"/>
      <text:p text:style-name="P33">-f F<text:tab/>execute fast experimental tree search, at present only for testing </text:p>
      <text:p text:style-name="P33"><text:soft-page-break/></text:p>
      <text:p text:style-name="P31"><text:span text:style-name="T28"><text:tab/></text:span><text:span text:style-name="T17">This option will execute a fast tree search algorithm that will not try as hard to <text:tab/>optimize the likelihood. It is intended for very large trees and follows a similar logic as the <text:tab/>FastTree program: </text:span><text:a xlink:type="simple" xlink:href="http://meta.microbesonline.org/fasttree/"><text:span text:style-name="T17">http://meta.microbesonline.org/fasttree/</text:span></text:a><text:span text:style-name="T17"> </text:span></text:p>
      <text:p text:style-name="P24"/>
      <text:p text:style-name="P31"><text:span text:style-name="T17"><text:tab/></text:span><text:span text:style-name="T20">Example:</text:span><text:span text:style-name="T31"><text:tab/></text:span><text:span text:style-name="T30">raxmlHPC -f F -m GTRCAT -p 12345 -s alg -n TEST</text:span></text:p>
      <text:p text:style-name="P33"/>
      <text:p text:style-name="P33">-f g<text:tab/>compute per site log Likelihoods for one ore more trees passed via -z and <text:tab/>write them to a file in treepuzzle format that can be read by CONSEL </text:p>
      <text:p text:style-name="P31"><text:span text:style-name="T28"><text:s text:c="6"/></text:span><text:span text:style-name="T5">The model parameters will be estimated on the first tree only! </text:span></text:p>
      <text:p text:style-name="P33"/>
      <text:p text:style-name="P31"><text:span text:style-name="T28"><text:tab/></text:span><text:span text:style-name="T20">Example:</text:span><text:span text:style-name="T32"><text:tab/></text:span><text:span text:style-name="T30">raxmlHPC -f g -s alg -m GTRGAMMA -z trees -n TEST</text:span></text:p>
      <text:p text:style-name="P33"/>
      <text:p text:style-name="P33">-f G<text:tab/>compute per site log Likelihoods for one ore more trees passed via -z and <text:tab/>write them to a file in treepuzzle format that can be read by CONSEL. </text:p>
      <text:p text:style-name="P31"><text:span text:style-name="T28"><text:s text:c="6"/></text:span><text:span text:style-name="T5">The model parameters will be re-estimated for each tree!</text:span></text:p>
      <text:p text:style-name="P34"/>
      <text:p text:style-name="P31"><text:span text:style-name="T5"><text:tab/></text:span><text:span text:style-name="T20">Example:</text:span><text:span text:style-name="T32"><text:tab/></text:span><text:span text:style-name="T2">raxmlHPC -f G -s alg -m GTRGAMMA -z trees -n TEST</text:span><text:span text:style-name="T28"> </text:span></text:p>
      <text:p text:style-name="P33"/>
      <text:p text:style-name="P33">-f h<text:tab/>compute log likelihood test (SH-test) between best tree passed via -t and a <text:tab/>bunch of other trees passed via -z</text:p>
      <text:p text:style-name="P31"><text:span text:style-name="T28"><text:s text:c="6"/></text:span><text:span text:style-name="T5">The model parameters will be estimated on the first tree only! </text:span></text:p>
      <text:p text:style-name="P33"/>
      <text:p text:style-name="P31"><text:span text:style-name="T28"><text:tab/></text:span><text:span text:style-name="T20">Example:</text:span><text:span text:style-name="T32"><text:tab/></text:span><text:span text:style-name="T30">raxmlHPC -f h -t ref -z trees -s alg -m GTRGAMMA -n TEST</text:span></text:p>
      <text:p text:style-name="P33"/>
      <text:p text:style-name="P33">-f H<text:tab/>compute log likelihood test (SH-test) between best tree passed via -t and a <text:tab/>bunch of other trees passed via -z</text:p>
      <text:p text:style-name="P33"><text:s text:c="5"/><text:tab/>The model parameters will be re-estimated for each tree !</text:p>
      <text:p text:style-name="P33"/>
      <text:p text:style-name="P31"><text:span text:style-name="T20"><text:tab/>Example:</text:span><text:span text:style-name="T32"><text:tab/></text:span><text:span text:style-name="T30">raxmlHPC -f H -t ref -z trees -s alg -m GTRGAMMA -n TEST</text:span></text:p>
      <text:p text:style-name="P33"/>
      <text:p text:style-name="P31"><text:span text:style-name="T28">-f i<text:tab/>calculate IC and TC scores (Salichos and Rokas 2013 <text:tab/></text:span><text:a xlink:type="simple" xlink:href="http://www.nature.com/nature/journal/v497/n7449/full/nature12130.html"><text:span text:style-name="T17">http://www.nature.com/nature/journal/v497/n7449/full/nature12130.html</text:span></text:a><text:span text:style-name="T28">) on a reference <text:tab/>tree provided with -t based on multiple trees (e.g., from a bootstrap) in <text:tab/>a file specifed by -z</text:span></text:p>
      <text:p text:style-name="P33"/>
      <text:p text:style-name="P31"><text:span text:style-name="T28"><text:tab/></text:span><text:span text:style-name="T19">Example:</text:span><text:span text:style-name="T28"><text:tab/>raxmlHPC -f i -m GTRCAT -t referenceTree -z bootstrapTrees -n <text:tab/><text:tab/><text:tab/><text:tab/>TEST</text:span></text:p>
      <text:p text:style-name="P33"/>
      <text:p text:style-name="P33">-f I<text:tab/>a simple tree rooting algorithm for unrooted trees. It roots the tree by <text:tab/>rooting it at the branch that best balances the subtree lengths (sum over <text:tab/>branches in the subtrees) of the left and right subtree. A branch with an <text:tab/>optimal balance does not always exist! You need to specify the tree you want <text:tab/>to root via -t. </text:p>
      <text:p text:style-name="P33"/>
      <text:p text:style-name="P31"><text:span text:style-name="T19"><text:tab/>Example:</text:span><text:span text:style-name="T28"><text:tab/>raxmlHPC -f I -m GTRCAT -t unrootedTree -n TEST</text:span></text:p>
      <text:p text:style-name="P33"/>
      <text:p text:style-name="P33">-f j<text:tab/>generate a bunch of bootstrapped alignment files from an original alignemnt <text:tab/><text:tab/>file. <text:tab/>You need to specify a seed with -b and the number of replicates <text:tab/>with -#</text:p>
      <text:p text:style-name="P33"><text:tab/></text:p>
      <text:p text:style-name="P31"><text:span text:style-name="T33"><text:tab/></text:span><text:span text:style-name="T20">Example:</text:span><text:span text:style-name="T31"><text:tab/></text:span><text:span text:style-name="T30">raxmlHPC -f j -b 12345 -# 100 -s alg -m GTRCAT -n TEST</text:span></text:p>
      <text:p text:style-name="P35"/>
      <text:p text:style-name="P31"><text:span text:style-name="T30"><text:tab/></text:span><text:span text:style-name="T22">Warning:<text:tab/></text:span><text:span text:style-name="T25">Note that, if you are generating those BS replicate alignments for a dataset <text:tab/><text:tab/><text:tab/><text:tab/>for which you subsequently intend to conduct a partitioned analysis you will <text:tab/><text:tab/><text:tab/><text:tab/>also need to specify the partition file here via </text:span><text:span text:style-name="T2">-q</text:span><text:span text:style-name="T25"> because RAxML re-samples <text:tab/><text:tab/><text:tab/><text:tab/>sites on a per-partition basis!</text:span></text:p>
      <text:p text:style-name="P33"><text:soft-page-break/><text:tab/></text:p>
      <text:p text:style-name="P33"><text:tab/></text:p>
      <text:p text:style-name="P33"><text:s text:c="2"/></text:p>
      <text:p text:style-name="P33">-f J<text:tab/>Compute SH-like support values on a given tree passed via -t.</text:p>
      <text:p text:style-name="P33"/>
      <text:p text:style-name="P31"><text:span text:style-name="T28"><text:tab/></text:span><text:span text:style-name="T17">This option will compute sh-like support values as described here <text:tab/></text:span><text:a xlink:type="simple" xlink:href="http://www.ncbi.nlm.nih.gov/pubmed/20525638"><text:span text:style-name="T17">http://www.ncbi.nlm.nih.gov/pubmed/20525638</text:span></text:a><text:span text:style-name="T17"> on a given tree. The input tree is typically <text:tab/>the best-known ML tree found by a RAxML analysis. Keep in mind that for applying the SH-<text:tab/>like test the tree needs to be NNI (Nearest Neighbor Interchange) optimal. Thus, RAxML will <text:tab/>initially try to apply NNI moves to further improve the tree and then compute the SH test <text:tab/>for each inner branch of the tree.</text:span></text:p>
      <text:p text:style-name="P31"><text:span text:style-name="T17"/></text:p>
      <text:p text:style-name="P31"><text:span text:style-name="T17"><text:tab/></text:span><text:span text:style-name="T19">Example:</text:span><text:span text:style-name="T17"> <text:tab/></text:span><text:span text:style-name="T10">raxmlHPC -f J -m GTRGAMMA -s alg -t tree -n TEST</text:span></text:p>
      <text:p text:style-name="P33"/>
      <text:p text:style-name="P33">-f m<text:tab/>compare bipartitions between two bunches of trees passed via "-t" and "-z" </text:p>
      <text:p text:style-name="P33"><text:s text:c="3"/><text:tab/>respectively. This will return the Pearson correlation between all <text:tab/>bipartitions found in the two tree files. A file called <text:tab/>RAxML_bipartitionFrequencies.outpuFileName will be printed that contains the <text:tab/>pair-wise bipartition frequencies of the two sets </text:p>
      <text:p text:style-name="P33"/>
      <text:p text:style-name="P33"><text:tab/><text:span text:style-name="T48">Example:</text:span><text:span text:style-name="T32"><text:tab/></text:span><text:span text:style-name="T54">raxmlHPC -f m -t trees1 -z trees2 -s alg -m GTRCAT -n TEST</text:span></text:p>
      <text:p text:style-name="P33"/>
      <text:p text:style-name="P33">-f n<text:tab/>compute the log likelihood score of all trees contained in a tree file <text:tab/>provided by -z</text:p>
      <text:p text:style-name="P33"><text:s text:c="6"/><text:span text:style-name="T3">The model parameters will be estimated on the first tree only! </text:span></text:p>
      <text:p text:style-name="P33"/>
      <text:p text:style-name="P33"><text:tab/><text:span text:style-name="T48">Example:</text:span><text:span text:style-name="T31"> <text:tab/></text:span><text:span text:style-name="T54">raxmlHPC -f n -z trees -s alg -m GTRGAMMA -n TEST</text:span></text:p>
      <text:p text:style-name="P33"/>
      <text:p text:style-name="P33">-f N<text:tab/>compute the log likelihood score of all trees contained in a tree file <text:tab/>provided by -z</text:p>
      <text:p text:style-name="P33"><text:tab/><text:span text:style-name="T3">The model parameters will be re-estimated for each tree!</text:span></text:p>
      <text:p text:style-name="P33"/>
      <text:p text:style-name="P33"><text:tab/><text:span text:style-name="T48">Example:</text:span><text:span text:style-name="T31"> <text:tab/></text:span><text:span text:style-name="T54">raxmlHPC -f N -z trees -s alg -m GTRGAMMA -n TEST</text:span></text:p>
      <text:p text:style-name="P33"/>
      <text:p text:style-name="P33">-f o<text:tab/>old and slower rapid hill-climbing without the heuristic cutoff described in</text:p>
      <text:p text:style-name="P33"><text:tab/><text:a xlink:type="simple" xlink:href="http://link.springer.com/article/10.1007/s11265-007-0067-4#page-1"><text:span text:style-name="T13">http://link.springer.com/article/10.1007/s11265-007-0067-4#page-1</text:span></text:a><text:span text:style-name="T13"> </text:span></text:p>
      <text:p text:style-name="P24"/>
      <text:p text:style-name="P24"><text:tab/>If you use this option you will typically get slightly better likelihood scores while the run <text:tab/>times are expected to increase by factor 2 to 3.</text:p>
      <text:p text:style-name="P24"/>
      <text:p text:style-name="P33"><text:span text:style-name="T13"><text:tab/></text:span><text:span text:style-name="T21">Example: </text:span><text:span text:style-name="T13"><text:tab/></text:span><text:span text:style-name="T53">raxmlHPC -f o -p 12345 -m GTRCAT -s alg -n TEST</text:span></text:p>
      <text:p text:style-name="P24"/>
      <text:p text:style-name="P24"/>
      <text:p text:style-name="P33">-f p<text:tab/>perform pure stepwise MP addition of new sequences to an incomplete starting <text:tab/>tree and exit </text:p>
      <text:p text:style-name="P33"/>
      <text:p text:style-name="P33"><text:tab/><text:span text:style-name="T48">Example:</text:span><text:span text:style-name="T31"> <text:tab/></text:span><text:span text:style-name="T54">raxmlHPC -f p -t ref -p 12345 -s alg -m GTRCAT -n TEST</text:span></text:p>
      <text:p text:style-name="P33"/>
      <text:p text:style-name="P33">-f q <text:tab/>fast quartet calculator </text:p>
      <text:p text:style-name="P33"/>
      <text:p text:style-name="P33"><text:tab/><text:span text:style-name="T47">This option will calculate the likelihood scores of all quartets for a given input alignment. <text:tab/>Initially RAxML will construct a randomized stepwise addition order parsimony starting tree <text:tab/>or you can also pass a given tree (e.g., the best-known ML tree) to RAxML via</text:span><text:span text:style-name="T53"> -t</text:span><text:span text:style-name="T47">. This tree <text:tab/>is used to estimate model parameters that will then remain fixed during the quartet <text:tab/>calculations. For each quartet that is evaluated, only the branch lengths will be optimized.</text:span></text:p>
      <text:p text:style-name="P63"><text:tab/></text:p>
      <text:p text:style-name="P63"><text:tab/>The algorithm itself has three flavors: (i) it can randomly evaluate a specific number of <text:soft-page-break/><text:tab/>quartets, (ii) it can evaluate all quartets, or (iii) it can evaluate quartets from a pre-specified <text:tab/>quartet constraint tree file that must contain exactly 4 monophyletic and multi-furcating <text:tab/>groups.<text:tab/></text:p>
      <text:p text:style-name="P63"/>
      <text:p text:style-name="P33"><text:span text:style-name="T47"><text:tab/>For details on the input format for the quartet constraint file, see the </text:span><text:span text:style-name="T53">-Y</text:span><text:span text:style-name="T47"> option!</text:span></text:p>
      <text:p text:style-name="P63"><text:tab/></text:p>
      <text:p text:style-name="P33"><text:span text:style-name="T47"><text:tab/>To not evaluate all possible quartets (keep in mind that this number grows quickly as a <text:tab/>function of the taxa in the alignment/tree) you have to use either </text:span><text:span text:style-name="T53">-# </text:span><text:span text:style-name="T47">or </text:span><text:span text:style-name="T53">-N</text:span><text:span text:style-name="T47"> to specify how <text:tab/>many quartets you want to randomly evaluate. </text:span></text:p>
      <text:p text:style-name="P63"/>
      <text:p text:style-name="P33"><text:span text:style-name="T47"><text:tab/>Example 1:<text:tab/></text:span><text:span text:style-name="T53">raxmlHPC -m GTRGAMMA -t tree -s alg -f q -p 12345 -n TEST</text:span></text:p>
      <text:p text:style-name="P63"/>
      <text:p text:style-name="P63"><text:tab/>The above example will evaluate all possible quartets.</text:p>
      <text:p text:style-name="P63"/>
      <text:p text:style-name="P33"><text:span text:style-name="T47"><text:tab/>Example 2:<text:tab/></text:span><text:span text:style-name="T53">raxmlHPC -m GTRGAMMA -t tree -s alg -f q -p 12345 -N 100 -n TEST</text:span></text:p>
      <text:p text:style-name="P63"/>
      <text:p text:style-name="P63"><text:tab/>The above example will evaluate 100 randomly chosen quartets. </text:p>
      <text:p text:style-name="P63"/>
      <text:p text:style-name="P33"><text:span text:style-name="T47"><text:tab/>The output is written to a file called: </text:span><text:span text:style-name="T53">RaxML_quartets.TEST</text:span></text:p>
      <text:p text:style-name="P63"/>
      <text:p text:style-name="P63"><text:tab/>It looks like this:</text:p>
      <text:p text:style-name="P63"/>
      <text:p text:style-name="P33"><text:span text:style-name="T47"><text:tab/></text:span><text:span text:style-name="T53">Taxon names and indices: </text:span></text:p>
      <text:p text:style-name="P46"/>
      <text:p text:style-name="P46"><text:tab/>Cow 1 </text:p>
      <text:p text:style-name="P46"><text:tab/>Carp 2 </text:p>
      <text:p text:style-name="P46"><text:tab/>Chicken 3 </text:p>
      <text:p text:style-name="P46"><text:tab/>Human 4 </text:p>
      <text:p text:style-name="P46"><text:tab/>Loach 5 </text:p>
      <text:p text:style-name="P46"><text:tab/>Mouse 6 </text:p>
      <text:p text:style-name="P46"><text:tab/>Rat 7 </text:p>
      <text:p text:style-name="P46"><text:tab/>Seal 8 </text:p>
      <text:p text:style-name="P46"><text:tab/>Whale 9 </text:p>
      <text:p text:style-name="P46"><text:tab/>Frog 10 </text:p>
      <text:p text:style-name="P46"/>
      <text:p text:style-name="P46"><text:tab/>1 2 | 3 4: -2640.417355 </text:p>
      <text:p text:style-name="P46"><text:tab/>1 3 | 2 4: -2640.810748 </text:p>
      <text:p text:style-name="P46"><text:tab/>1 4 | 2 3: -2638.359608 </text:p>
      <text:p text:style-name="P46"><text:tab/>1 2 | 3 5: -2552.181311 </text:p>
      <text:p text:style-name="P46"><text:tab/>1 3 | 2 5: -2543.674965</text:p>
      <text:p text:style-name="P46"><text:tab/>... </text:p>
      <text:p text:style-name="P46"/>
      <text:p text:style-name="P46"><text:tab/><text:span text:style-name="T47">First, each taxon name is assigned a number, then the quartets are represented as <text:tab/>bipartitions, for instance, </text:span>1 2 | 3 4: -2640.417355 <text:span text:style-name="T47">is the quartet</text:span> ((Cow,Carp),<text:tab/>(Chicken, Human)) <text:span text:style-name="T47">and has a likelihood of</text:span> -2640.417355 .</text:p>
      <text:p text:style-name="P46"/>
      <text:p text:style-name="P46"><text:tab/><text:span text:style-name="T47">The MPI version for this specific option that can be compiled with the corresponding <text:tab/>Makefiles will distribute quartet evaluations across processors with MPI.</text:span></text:p>
      <text:p text:style-name="P33"/>
      <text:p text:style-name="P33">-f r<text:tab/>compute pairwise Robinson-Foulds (RF) distances between all pairs of trees <text:tab/>in a tree file passed via -z if the trees have node labels represented as <text:tab/>integer support values the program will also compute two flavors of the <text:tab/>weighted Robinson-Foulds (WRF) distance </text:p>
      <text:p text:style-name="P33"/>
      <text:p text:style-name="P33"><text:tab/><text:span text:style-name="T49">Example:</text:span><text:tab/>raxmlHPC -m GTRCAT -z trees -f r -n TEST</text:p>
      <text:p text:style-name="P33"/>
      <text:p text:style-name="P29"><text:span text:style-name="T12"><text:tab/></text:span><text:span text:style-name="T51">The two flavors of the Weighted RF distance that are compute are:</text:span></text:p>
      <text:p text:style-name="P63"><text:soft-page-break/><text:tab/><text:tab/>1. just add the support of those bipartitions contained in one tree, but not the other</text:p>
      <text:p text:style-name="P63"><text:tab/><text:tab/>2. add the support of those bipartitions contained in one tree, but not the other and <text:tab/><text:tab/><text:tab/>also add the difference in support for each shared bipartition</text:p>
      <text:p text:style-name="P33"><text:tab/></text:p>
      <text:p text:style-name="P33"/>
      <text:p text:style-name="P33"><text:s/></text:p>
      <text:p text:style-name="P33">-f R<text:tab/>compute all pairwise Robinson-Foulds (RF) distances between a large <text:tab/>reference tree <text:s/>passed via -t and many smaller trees (that must have a <text:tab/>subset of the taxa of the large tree) passed via -z. </text:p>
      <text:p text:style-name="P33"><text:s text:c="3"/><text:tab/>This option is intended for checking the plausibility of very large <text:tab/>phylogenies that can not be inspected visually any more. </text:p>
      <text:p text:style-name="P33"/>
      <text:p text:style-name="P33"><text:tab/><text:span text:style-name="T49">Example:</text:span><text:tab/>raxmlHPC -f R -m GTRCAT -t hugeTree -z manySmallTrees</text:p>
      <text:p text:style-name="P33"/>
      <text:p text:style-name="P33">-f s<text:tab/>split up a multi-gene partitioned alignment into the respective <text:tab/>subalignments </text:p>
      <text:p text:style-name="P33"/>
      <text:p text:style-name="P33"><text:tab/><text:span text:style-name="T32">Example:</text:span><text:span text:style-name="T31"> <text:tab/></text:span><text:span text:style-name="T54">raxmlHPC -f s -q part -s alg -m GTRCAT -n TEST</text:span></text:p>
      <text:p text:style-name="P65"/>
      <text:p text:style-name="P33"><text:span text:style-name="T54"><text:tab/></text:span><text:span text:style-name="T50">Warning:</text:span><text:span text:style-name="T52"> <text:tab/>Note that the subalignments will be named by the names you have given to <text:tab/><text:tab/><text:tab/><text:tab/>the individual partitions. If your partition file contains two partitions called <text:tab/><text:tab/><text:tab/><text:tab/></text:span><text:span text:style-name="T54">part1</text:span><text:span text:style-name="T52"> and </text:span><text:span text:style-name="T54">part2</text:span><text:span text:style-name="T52">, this command will generate two alignment files called <text:tab/><text:tab/><text:tab/><text:tab/></text:span><text:span text:style-name="T54">part1.phy</text:span><text:span text:style-name="T52"> and </text:span><text:span text:style-name="T54">part2.phy</text:span><text:span text:style-name="T52"> </text:span></text:p>
      <text:p text:style-name="P33"/>
      <text:p text:style-name="P33">-f S<text:tab/>compute site-specific placement bias using a leave one out test inspired by <text:tab/>the evolutionary placement algorithm </text:p>
      <text:p text:style-name="P33"/>
      <text:p text:style-name="P33"><text:tab/><text:span text:style-name="T56">TODO </text:span></text:p>
      <text:p text:style-name="P33"/>
      <text:p text:style-name="P33"/>
      <text:p text:style-name="P33">-f t<text:tab/>do randomized tree searches on one fixed starting tree </text:p>
      <text:p text:style-name="P33"/>
      <text:p text:style-name="P33"><text:tab/><text:span text:style-name="T47">This command will execute a specified number (by </text:span><text:span text:style-name="T53">-N</text:span><text:span text:style-name="T47"> or </text:span><text:span text:style-name="T53">-#</text:span><text:span text:style-name="T47">) of randomized tree searches. <text:tab/>The difference to the standard search algorithm is, that, given a starting tree it will apply <text:tab/>SPR (subtree pruning re-grafting) moves in a randomized order and thus may fiend better <text:tab/>trees.</text:span></text:p>
      <text:p text:style-name="P63"/>
      <text:p text:style-name="P33"><text:span text:style-name="T47"><text:tab/></text:span><text:span text:style-name="T49">Example:</text:span><text:span text:style-name="T47"> <text:tab/></text:span><text:span text:style-name="T53">raxmlHPC -f t -t -m GTRCAT -s alg -p 12345 -n TEST</text:span></text:p>
      <text:p text:style-name="P33"/>
      <text:p text:style-name="P33"/>
      <text:p text:style-name="P33">-f T<text:tab/>do final thorough optimization of ML tree from rapid bootstrap search in <text:tab/>stand-alone mode </text:p>
      <text:p text:style-name="P33"/>
      <text:p text:style-name="P33"><text:tab/><text:span text:style-name="T47">This option allows to do a more thorough tree search that uses less lazy, i.e., more <text:tab/>exhaustive SPR moves, in stand-alone mode. This algorithm is typically executed in the <text:tab/>very end <text:s/>of a search done via </text:span><text:span text:style-name="T53">-f a</text:span><text:span text:style-name="T47">.</text:span></text:p>
      <text:p text:style-name="P63"/>
      <text:p text:style-name="P33"><text:span text:style-name="T47"><text:tab/></text:span><text:span text:style-name="T49">Example:</text:span><text:span text:style-name="T47"><text:tab/></text:span><text:span text:style-name="T53">raxmlHPC -p 12345 -m GTRGAMMA -s alg -f T -t tree -n TEST</text:span></text:p>
      <text:p text:style-name="P33"/>
      <text:p text:style-name="P33">-f u<text:tab/>execute morphological weight calibration using maximum likelihood, this will <text:tab/>return a weight vector. you need to provide a morphological alignment and a <text:tab/>reference tree via -t </text:p>
      <text:p text:style-name="P33"/>
      <text:p text:style-name="P33"><text:tab/><text:span text:style-name="T47">This option will determine to which degree the sites of a morphological alignment are <text:tab/>congruent with a given molecular reference tree. As output it will generate a RAxML weight <text:tab/>file that reflects the degree of congruence and that can be subsequently read via the </text:span><text:span text:style-name="T53">-a </text:span><text:span text:style-name="T47"><text:tab/>option to conduct a more informed evolutionary placement of fossils using the evolutionary </text:span><text:soft-page-break/><text:span text:style-name="T47"><text:tab/>placement algorithm (</text:span><text:span text:style-name="T53">-f v</text:span><text:span text:style-name="T47"> option). For more details, see the corresponding papers:</text:span></text:p>
      <text:p text:style-name="P33"><text:span text:style-name="T47"><text:tab/>Evolutionary placement </text:span><text:a xlink:type="simple" xlink:href="http://sysbio.oxfordjournals.org/content/60/3/291.short"><text:span text:style-name="T47">http://sysbio.oxfordjournals.org/content/60/3/291.short</text:span></text:a></text:p>
      <text:p text:style-name="P51"><text:span text:style-name="T47">Fossil calibration </text:span><text:a xlink:type="simple" xlink:href="http://ieeexplore.ieee.org/xpl/login.jsp?tp=&amp;arnumber=5586939&amp;url=http%3A"><text:span text:style-name="T47">http://ieeexplore.ieee.org/xpl/login.jsp?tp=&amp;arnumber=5586939&amp;url=http%3A</text:span></text:a><text:a xlink:type="simple" xlink:href="http://ieeexplore.ieee.org/xpl/login.jsp?tp=&amp;arnumber=5586939&amp;url=http%3A%252%2Fieeexplore.ieee.org%2Fxpls%2Fabs_all.jsp%3Farnumber%3D5586939"><text:span text:style-name="T47">%2%2Fieeexplore.ieee.org%2Fxpls%2Fabs_all.jsp%3Farnumber%3D5586939</text:span></text:a><text:span text:style-name="T47"> </text:span></text:p>
      <text:p text:style-name="P63"><text:tab/></text:p>
      <text:p text:style-name="P33"/>
      <text:p text:style-name="P33"><text:tab/><text:span text:style-name="T49">Example: <text:tab/></text:span><text:span text:style-name="T55">raxmlHPC -f u -m BINGAMMA -t molecularTree -s <text:tab/><text:tab/><text:tab/><text:tab/><text:tab/><text:tab/><text:tab/>morphologicalAlignment</text:span></text:p>
      <text:p text:style-name="P33"/>
      <text:p text:style-name="P33"/>
      <text:p text:style-name="P33"/>
      <text:p text:style-name="P33">-f v<text:tab/>classify a bunch of environmental sequences into a reference tree using <text:tab/>thorough read insertions you will need to start RAxML with a non-<text:tab/>comprehensive reference tree and an alignment containing all sequences <text:tab/>(reference + query) </text:p>
      <text:p text:style-name="P33"/>
      <text:p text:style-name="P33"><text:tab/><text:span text:style-name="T13">For details on the design and performance of this algorithm, see: <text:tab/></text:span><text:a xlink:type="simple" xlink:href="http://sysbio.oxfordjournals.org/content/60/3/291.short"><text:span text:style-name="T47">http://sysbio.oxfordjournals.org/content/60/3/291.short</text:span></text:a></text:p>
      <text:p text:style-name="P33"><text:span text:style-name="T47"><text:tab/>RAxML will produce a couple of idiosyncratic output files for the placements, but also an <text:tab/>output file according to the common file standard defined by Erick Matsen for his </text:span><text:span text:style-name="T8">pplacer </text:span><text:span text:style-name="T47"><text:tab/>(see </text:span><text:a xlink:type="simple" xlink:href="http://matsen.fhcrc.org/pplacer/"><text:span text:style-name="T47">http://matsen.fhcrc.org/pplacer/</text:span></text:a><text:span text:style-name="T47">) program <text:s/>that is similar to the EPA (Evolutionary <text:tab/>Placement Algorithm) and myself. </text:span></text:p>
      <text:p text:style-name="P33"><text:span text:style-name="T47"><text:tab/>The common file format is described in this paper here: </text:span></text:p>
      <text:p text:style-name="P33"><text:span text:style-name="T47"><text:tab/></text:span><text:a xlink:type="simple" xlink:href="http://www.plosone.org/article/info"><text:span text:style-name="T47">http://www.plosone.org/article/info</text:span></text:a><text:a xlink:type="simple" xlink:href="http://www.plosone.org/article/info%3Adoi%2F10.1371%2Fjournal.pone.0031009"><text:span text:style-name="T47"><text:tab/>%3Adoi%2F10.1371%2Fjournal.pone.0031009</text:span></text:a><text:span text:style-name="T47"> </text:span></text:p>
      <text:p text:style-name="P33"><text:span text:style-name="T47"/></text:p>
      <text:p text:style-name="P33"><text:span text:style-name="T47"><text:tab/></text:span><text:span text:style-name="T49">Example:</text:span><text:span text:style-name="T47"><text:tab/></text:span><text:span text:style-name="T8">raxmlHPC -f v -s alg -t referenceTree -m GTRCAT -n TEST</text:span></text:p>
      <text:p text:style-name="P33"><text:span text:style-name="T8"/></text:p>
      <text:p text:style-name="P33"><text:span text:style-name="T8"><text:tab/></text:span><text:span text:style-name="T13">If you frequently want to insert different sequence into the same reference tree, there is a <text:tab/>shortcut to make this more efficient, because the model parameters and branch lengths are <text:tab/>estimated from scratch for the reference tree each time when you invoke the program. If <text:tab/>you want to avoid this you proceed as follows.</text:span></text:p>
      <text:p text:style-name="P33"><text:span text:style-name="T13"/></text:p>
      <text:p text:style-name="P33"><text:span text:style-name="T13"><text:tab/>Generate a binary file containing the model parameters for the reference tree</text:span></text:p>
      <text:p text:style-name="P33"><text:span text:style-name="T13"/></text:p>
      <text:p text:style-name="P33"><text:span text:style-name="T13"><text:tab/></text:span><text:span text:style-name="T21">Example:</text:span><text:span text:style-name="T13"><text:tab/></text:span><text:span text:style-name="T8">raxmlHPC -f e -m GTRGAMMA -s referenceAlignment -t referenceTree <text:tab/><text:tab/><text:tab/><text:tab/>-n PARAMS</text:span></text:p>
      <text:p text:style-name="P33"><text:span text:style-name="T8"/></text:p>
      <text:p text:style-name="P33"><text:span text:style-name="T8"><text:tab/></text:span><text:span text:style-name="T13">This will generate a file called: </text:span><text:span text:style-name="T8">RAxML_binaryModelParameters.PARAMS </text:span><text:span text:style-name="T13">which can then be <text:tab/>read by the EPA to avoid re-optimizing parameters:<text:tab/></text:span></text:p>
      <text:p text:style-name="P33"><text:span text:style-name="T13"/></text:p>
      <text:p text:style-name="P33"><text:span text:style-name="T13"><text:tab/></text:span><text:span text:style-name="T21">Example:</text:span><text:span text:style-name="T13"><text:tab/></text:span><text:span text:style-name="T8">raxmlHPC -f v -R RAxML_binaryModelParameters.PARAMS </text:span></text:p>
      <text:p text:style-name="P33"><text:span text:style-name="T8"><text:tab/><text:tab/><text:tab/><text:tab/>-t RAxML_result.PARAMS -s alg -m GTRCAT -n TEST2</text:span></text:p>
      <text:p text:style-name="P33"><text:span text:style-name="T47"><text:tab/></text:span></text:p>
      <text:p text:style-name="P33"/>
      <text:p text:style-name="P33">-f V<text:tab/>classify a bunch of environmental sequences into a reference tree using <text:tab/>thorough read insertions you will need to start RAxML with a non-<text:tab/>comprehensive reference tree and an alignment containing all sequences <text:tab/>(reference + query) </text:p>
      <text:p text:style-name="P33"><text:s text:c="21"/></text:p>
      <text:p text:style-name="P29"><text:span text:style-name="T12"><text:tab/></text:span><text:span text:style-name="T15">This is an experimental extension of the EPA for placing short reads in <text:tab/>multi-gene datasets. <text:tab/>It uses some computational shortcuts to make the placement faster. It has been used for <text:tab/>the following paper: </text:span><text:a xlink:type="simple" xlink:href="http://www.nature.com/nmeth/journal/v10/n12/full/nmeth.2693.html"><text:span text:style-name="T14">http://www.nature.com/nmeth/journal/v10/n12/full/nmeth.2693.html</text:span></text:a></text:p>
      <text:p text:style-name="P33"><text:s/></text:p>
      <text:p text:style-name="P33"><text:tab/><text:span text:style-name="T49">Example:</text:span><text:span text:style-name="T47"><text:tab/></text:span><text:span text:style-name="T8">raxmlHPC -f V -q part -s alg -t referenceTree -m GTRCAT -n TEST</text:span></text:p>
      <text:p text:style-name="P33"/>
      <text:p text:style-name="P33"><text:tab/><text:span text:style-name="T49">Warning:</text:span><text:span text:style-name="T47"> <text:tab/>this is a test implementation for more efficient handling of multi-gene &amp; <text:tab/><text:tab/><text:tab/><text:tab/>whole-<text:tab/>genome datasets! </text:span></text:p>
      <text:p text:style-name="P63"><text:soft-page-break/></text:p>
      <text:p text:style-name="P33"><text:tab/></text:p>
      <text:p text:style-name="P33">-f w<text:tab/>compute ELW test on a bunch of trees passed via -z</text:p>
      <text:p text:style-name="P33"><text:s text:c="6"/><text:span text:style-name="T3">The model parameters will be estimated on the first tree only! </text:span></text:p>
      <text:p text:style-name="P33"/>
      <text:p text:style-name="P33"><text:tab/><text:span text:style-name="T13">Computes the Extended Likelihood Weights test <text:s/>by Strimmer and Rambaut, see<text:tab/></text:span><text:a xlink:type="simple" xlink:href="http://www.ncbi.nlm.nih.gov/pubmed/11798428"><text:span text:style-name="T13">http://www.ncbi.nlm.nih.gov/pubmed/11798428</text:span></text:a><text:span text:style-name="T13">, on a set of trees.</text:span></text:p>
      <text:p text:style-name="P33"/>
      <text:p text:style-name="P33"><text:tab/><text:span text:style-name="T21">Example:</text:span><text:span text:style-name="T13"> </text:span><text:tab/>raxmlHPC -f w -m GTRGAMMA -s alg -z trees -n TEST</text:p>
      <text:p text:style-name="P33"/>
      <text:p text:style-name="P33"/>
      <text:p text:style-name="P33">-f W<text:tab/>compute ELW test on a bunch of trees passed via -z</text:p>
      <text:p text:style-name="P33"><text:s text:c="5"/><text:span text:style-name="T3"><text:s/>The model parameters will be re-estimated for each tree </text:span></text:p>
      <text:p text:style-name="P33"><text:span text:style-name="T3"/></text:p>
      <text:p text:style-name="P33"><text:span text:style-name="T3"><text:tab/></text:span><text:span text:style-name="T21">Example: </text:span><text:span text:style-name="T3"><text:tab/></text:span><text:span text:style-name="T1">raxmlHPC -f W -m GTRGAMMA -s alg -z trees -n TEST</text:span></text:p>
      <text:p text:style-name="P33"/>
      <text:p text:style-name="P33">-f x<text:tab/>compute pair-wise ML distances, ML model parameters will be estimated on an <text:tab/>MP starting tree or a user-defined tree passed via -t, only allowed for <text:tab/>GAMMA-based models of rate heterogeneity </text:p>
      <text:p text:style-name="P33"/>
      <text:p text:style-name="P33"><text:tab/><text:span text:style-name="T13">This option will just compute the pair-wise distances (branch lengths) between the <text:tab/>sequences of an alignment using a maximum likelihood estimate. To obtain a model <text:tab/>parameter estimate (GTR, alpha shape parameter etc.) it will initially either read in a user <text:tab/>specified tree (e.g., the best-known ML tree) or generate a randomized stepwise addition <text:tab/>parsimony starting tree if no input tree is provided. It then optimizes model parameters on <text:tab/>this tree and then computes all pair-wises distances.</text:span></text:p>
      <text:p text:style-name="P33"><text:span text:style-name="T13"/></text:p>
      <text:p text:style-name="P33"><text:span text:style-name="T13"><text:tab/></text:span><text:span text:style-name="T21">Example:</text:span><text:span text:style-name="T13"><text:tab/></text:span><text:span text:style-name="T8">raxmlHPC -f x -p 12345 -s alg -m GTRGAMMA -n TEST</text:span></text:p>
      <text:p text:style-name="P33"><text:span text:style-name="T13"/></text:p>
      <text:p text:style-name="P33"/>
      <text:p text:style-name="P33">-f y<text:tab/>classify a bunch of environmental sequences into a reference tree using <text:tab/>parsimony you will need to start RAxML with a non-comprehensive reference <text:tab/>tree and an alignment containing all sequences (reference + query) </text:p>
      <text:p text:style-name="P33"/>
      <text:p text:style-name="P33"><text:tab/><text:span text:style-name="T13">This command is analogous to the </text:span><text:span text:style-name="T8">-f v</text:span><text:span text:style-name="T13"> command with the only difference that it uses <text:tab/>parsimony for placing reads into the reference tree. Because it uses parsimony it is orders <text:tab/>of magnitude faster than the likelihood-based placement. You can use it for placing millions <text:tab/>of reads into extremely large reference trees.</text:span></text:p>
      <text:p text:style-name="P33"><text:span text:style-name="T13"/></text:p>
      <text:p text:style-name="P33"><text:span text:style-name="T13"><text:tab/></text:span><text:span text:style-name="T21">Example:</text:span><text:span text:style-name="T13"><text:tab/></text:span><text:span text:style-name="T8">raxmlHPC -f y -m GTRCAT -s alg -t referenceTree -n TEST</text:span></text:p>
      <text:p text:style-name="P33"><text:span text:style-name="T13"/></text:p>
      <text:p text:style-name="P33"><text:span text:style-name="T13"><text:tab/></text:span><text:span text:style-name="T21">Warning:</text:span><text:span text:style-name="T13"><text:tab/>This algorithm is based on parsimony. Thus, a read may be placed into more <text:tab/><text:tab/><text:tab/><text:tab/>than one, equally parsimonious position/branch of the reference tree. Be <text:tab/><text:tab/><text:tab/><text:tab/>careful to take all equally parsimonious placements into account when <text:tab/><text:tab/><text:tab/><text:tab/>analyzing the results!</text:span> <text:s text:c="5"/></text:p>
      <text:p text:style-name="P33"/>
      <text:p text:style-name="P33">-F<text:tab/>enable ML tree searches under CAT model for very large trees without <text:tab/>switching to GAMMA in the end (saves memory). </text:p>
      <text:p text:style-name="P33"><text:s text:c="4"/><text:tab/>This option can also be used with the GAMMA models in order to avoid the <text:tab/>thorough optimization of the best-scoring ML tree in the end. </text:p>
      <text:p text:style-name="P33"/>
      <text:p text:style-name="P33"><text:s text:c="6"/>DEFAULT: OFF </text:p>
      <text:p text:style-name="P33"/>
      <text:p text:style-name="P33"><text:tab/><text:span text:style-name="T13">When conducting analyses under the CAT model of rate heterogeneity in RAxML, the <text:tab/>program will in most cases try to evaluate the GAMMA-based score and do some additional <text:tab/>optimization of the tree under GAMMA in the very end of the search. If you want to avoid <text:tab/>this because of time and/or memory constraints (GAMMA needs four times more memory </text:span><text:soft-page-break/><text:span text:style-name="T13"><text:tab/>than CAT) you can use this option.</text:span></text:p>
      <text:p text:style-name="P33"><text:span text:style-name="T13"/></text:p>
      <text:p text:style-name="P33"><text:span text:style-name="T13"><text:tab/></text:span><text:span text:style-name="T21">Example:</text:span><text:span text:style-name="T13"><text:tab/></text:span><text:span text:style-name="T8">raxmlHPC -F -m GTRCAT -p 12345 -s alg -N 10 -n TEST</text:span></text:p>
      <text:p text:style-name="P33"/>
      <text:p text:style-name="P33">-g<text:tab/>specify the file name of a multifurcating constraint tree this tree does not <text:tab/>need to be comprehensive, i.e. must not contain all taxa </text:p>
      <text:p text:style-name="P33"/>
      <text:p text:style-name="P33"><text:tab/><text:span text:style-name="T13">This option frequently causes confusion among users for two main reasons: (i) if the <text:tab/>constraint tree you provide is not comprehensive, that is, does not contain all taxa in the <text:tab/>alignment, the taxa not included in the constraint are free, that is, they are allows to fall <text:tab/>into any part of the tree! (ii) users often state that the RAxML tree does not correspond to <text:tab/>their constraint tree. This is mostly due to the tree visualization tools that are used, <text:tab/>depending at <text:tab/>which top level trifurcation (remember that maximum likelihood trees are <text:tab/>always unrooted!) the tree is rooted it may look as if it does not comply with the constraint. <text:tab/>Please double-check twice and thrice before posting to the RAxML google group!</text:span></text:p>
      <text:p text:style-name="P33"><text:span text:style-name="T13"><text:tab/>Finally also note that, any multi-furcations in the input tree will be resolved via a maximum <text:tab/>likelihood search.</text:span></text:p>
      <text:p text:style-name="P33"><text:span text:style-name="T13"/></text:p>
      <text:p text:style-name="P33"><text:span text:style-name="T13"><text:tab/></text:span><text:span text:style-name="T21">Example:</text:span><text:span text:style-name="T13"><text:tab/></text:span><text:span text:style-name="T8">raxmlHPC -g constraintTree -m GTRGAMMA -p 12345 -s alg -n TEST</text:span></text:p>
      <text:p text:style-name="P33"/>
      <text:p text:style-name="P33"/>
      <text:p text:style-name="P33"/>
      <text:p text:style-name="P33">-G<text:tab/>enable the ML-based evolutionary placement algorithm heuristics by <text:tab/>specifying a threshold value (fraction of insertion branches to be evaluated </text:p>
      <text:p text:style-name="P33"><text:s text:c="6"/>using thorough insertions under ML). </text:p>
      <text:p text:style-name="P33"/>
      <text:p text:style-name="P33"><text:tab/><text:span text:style-name="T13">This option can be used in conjunction with the -f v and -f V options to speed up <text:tab/>evolutionary placements of short reads. A setting of 0.1 (10% of branches considered for <text:tab/>thorough insertions) yields a good accuracy/speed trade-off. For more details you may <text:tab/>actually consider to read the paper: <text:tab/></text:span><text:a xlink:type="simple" xlink:href="http://sysbio.oxfordjournals.org/content/60/3/291.short"><text:span text:style-name="T47">http://sysbio.oxfordjournals.org/content/60/3/291.short</text:span></text:a></text:p>
      <text:p text:style-name="P33"><text:span text:style-name="T47"/></text:p>
      <text:p text:style-name="P33"><text:span text:style-name="T47"><text:tab/></text:span><text:span text:style-name="T49">Example:</text:span><text:span text:style-name="T47"><text:tab/></text:span><text:span text:style-name="T8">raxmlHPC -f v -G 0.1 -s alg -t referenceTree -m GTRCAT -n TEST</text:span></text:p>
      <text:p text:style-name="P33"/>
      <text:p text:style-name="P33">-h<text:tab/>Display this help message. </text:p>
      <text:p text:style-name="P33"/>
      <text:p text:style-name="P33"><text:tab/><text:span text:style-name="T21">Example:</text:span><text:tab/>raxmlHPC -h</text:p>
      <text:p text:style-name="P33"/>
      <text:p text:style-name="P33">-H <text:s text:c="3"/>Disable pattern compression. </text:p>
      <text:p text:style-name="P33"/>
      <text:p text:style-name="P33"><text:s text:c="6"/>DEFAULT: ON </text:p>
      <text:p text:style-name="P33"/>
      <text:p text:style-name="P33"><text:tab/><text:span text:style-name="T13">This option allows to disable alignment site compression in the input alignment. If <text:tab/>alignments contain identical sites they can be compressed to become shorter and thus <text:tab/>speed up the likelihood calculations. This option has been developed mostly for internal use <text:tab/>in my lab.</text:span></text:p>
      <text:p text:style-name="P33"><text:span text:style-name="T13"/></text:p>
      <text:p text:style-name="P33"><text:span text:style-name="T13"><text:tab/></text:span><text:span text:style-name="T21">Example: </text:span><text:span text:style-name="T13"><text:tab/></text:span><text:span text:style-name="T8">raxmlHPC -H -s alg -p 12345 -m GTRCAT -n TEST</text:span></text:p>
      <text:p text:style-name="P33"><text:span text:style-name="T13"/></text:p>
      <text:p text:style-name="P33"><text:span text:style-name="T13"><text:tab/></text:span><text:span text:style-name="T21">Warning: </text:span><text:span text:style-name="T13"><text:tab/>using this option may considerably slow down RAxML</text:span></text:p>
      <text:p text:style-name="P33"/>
      <text:p text:style-name="P33"/>
      <text:p text:style-name="P33">-i<text:tab/>Initial rearrangement setting for the subsequent application of topological </text:p>
      <text:p text:style-name="P33"><text:s text:c="6"/>changes phase </text:p>
      <text:p text:style-name="P33"/>
      <text:p text:style-name="P33"><text:tab/><text:span text:style-name="T13">This option allows to specify the radius (number of nodes away from the original pruning <text:tab/>position) up to which pruned subtrees will be re-inserted in the course of SPR (subtree </text:span><text:soft-page-break/><text:span text:style-name="T13"><text:tab/>pruning re-grafting moves) during the tree search. By default this setting will be determined <text:tab/>automatically by RAxML. The example below specifies a radius of 10, that is, subtrees will <text:tab/>be inserted into all branches that are between 1 and 10 nodes away from their pruning <text:tab/>position.</text:span></text:p>
      <text:p text:style-name="P33"><text:span text:style-name="T13"/></text:p>
      <text:p text:style-name="P33"><text:span text:style-name="T13"><text:tab/></text:span><text:span text:style-name="T21">Example:</text:span><text:span text:style-name="T13"><text:tab/></text:span><text:span text:style-name="T8">raxmlHPC -i 10 -s alg -m GTRCAT -p 12345 -n TEST</text:span></text:p>
      <text:p text:style-name="P33"/>
      <text:p text:style-name="P33">-I<text:tab/>a posteriori bootstopping analysis. Use: </text:p>
      <text:p text:style-name="P33"/>
      <text:p text:style-name="P33"><text:s text:c="5"/><text:tab/>-I autoFC for the frequency-based criterion </text:p>
      <text:p text:style-name="P33"><text:s text:c="6"/>-I autoMR for the majority-rule consensus tree criterion </text:p>
      <text:p text:style-name="P33"><text:s text:c="6"/>-I autoMRE for the extended majority-rule consensus tree criterion </text:p>
      <text:p text:style-name="P33"><text:s text:c="5"/><text:tab/>-I autoMRE_IGN for metrics similar to MRE, but include bipartitions under <text:tab/><text:tab/><text:tab/>the threshold whether they are compatible or not. This emulates MRE but <text:tab/><text:tab/>is faster to compute.</text:p>
      <text:p text:style-name="P33"><text:s/></text:p>
      <text:p text:style-name="P33"><text:tab/>You also need to pass a tree file containg several bootstrap replicates via <text:tab/>-z</text:p>
      <text:p text:style-name="P33"/>
      <text:p text:style-name="P33"><text:tab/><text:span text:style-name="T13">This option allows to carry out the bootstrap convergence test, that is, the test that <text:tab/>determines if you have computed sufficient BS replicates for getting stable support values, <text:tab/>a <text:s/>posteriori, that is after you have already computed, for instance, 100 bootstrap <text:tab/>replicates. This option is particularly useful when you are doing large-scale tree searches on <text:tab/>supercomputers. Here you would initially run 50 replicates and check if they are sufficient. <text:tab/>Then you'd run another 50 and asses if the 100 trees you have now are sufficient, etc. </text:span></text:p>
      <text:p text:style-name="P33"><text:span text:style-name="T13"><text:tab/>My favorite flavors in terms of convergence criteria are: </text:span><text:span text:style-name="T8">autoMRE</text:span><text:span text:style-name="T13"> and if the tree is very <text:tab/>large in terms of number of taxa (more than 1000) </text:span><text:span text:style-name="T8">autoMRE_IGN</text:span><text:span text:style-name="T13"> to save time. Before using <text:tab/>this option you should read the corresponding paper: <text:tab/></text:span><text:a xlink:type="simple" xlink:href="http://link.springer.com/chapter/10.1007/978-3-642-02008-7_13#page-1"><text:span text:style-name="T13">http://link.springer.com/chapter/10.1007/978-3-642-02008-7_13#page-1</text:span></text:a><text:span text:style-name="T13"> </text:span></text:p>
      <text:p text:style-name="P33"><text:span text:style-name="T13"/></text:p>
      <text:p text:style-name="P33"><text:span text:style-name="T13"><text:tab/></text:span><text:span text:style-name="T21">Example:</text:span><text:span text:style-name="T13"><text:tab/></text:span><text:span text:style-name="T8">raxmlHPC -m GTRCAT -z RAxML_bootstrap.BS -I autoMRE -n TEST</text:span></text:p>
      <text:p text:style-name="P33"><text:span text:style-name="T13"/></text:p>
      <text:p text:style-name="P33"><text:span text:style-name="T13"><text:tab/>Note that, if you have several files containing bootstrap trees they can easily be <text:tab/>concatenated by using the Linux </text:span><text:span text:style-name="T8">cat</text:span><text:span text:style-name="T13"> command.</text:span></text:p>
      <text:p text:style-name="P33"><text:span text:style-name="T13"/></text:p>
      <text:p text:style-name="P33"><text:span text:style-name="T13"><text:tab/></text:span><text:span text:style-name="T21">Example:</text:span><text:span text:style-name="T13"> <text:tab/></text:span><text:span text:style-name="T8">cat <text:s/>RAxML_bootstrap.BS_1 RAxML_bootstrap.BS_2 &gt; allBootstraps</text:span></text:p>
      <text:p text:style-name="P33"/>
      <text:p text:style-name="P33">-j<text:tab/>Specifies that intermediate tree files shall be written to file during the <text:tab/>standard ML and BS tree searches. </text:p>
      <text:p text:style-name="P33"/>
      <text:p text:style-name="P33"><text:s text:c="5"/><text:tab/>DEFAULT: OFF </text:p>
      <text:p text:style-name="P33"/>
      <text:p text:style-name="P33"><text:tab/><text:span text:style-name="T13">This will simply print out a couple of intermediate trees during the tree search and not the <text:tab/>final tree only. The intermediate trees are written to files called: <text:s/><text:tab/></text:span><text:span text:style-name="T8">RAxML_checkpoint.TEST.0, RAxML_checkpoint.TEST.1, </text:span><text:span text:style-name="T13">etc.</text:span></text:p>
      <text:p text:style-name="P33"><text:span text:style-name="T13"/></text:p>
      <text:p text:style-name="P33"><text:span text:style-name="T13"><text:tab/></text:span><text:span text:style-name="T21">Example:</text:span><text:span text:style-name="T13"><text:tab/></text:span><text:span text:style-name="T8">raxmlHPC -j -m GTRGAMMA -s alg -p 12345 -n TEST</text:span></text:p>
      <text:p text:style-name="P33"/>
      <text:p text:style-name="P33">-J<text:tab/>Compute majority rule consensus tree with "-J MR" or extended majority rule <text:tab/>consensus tree with "-J MRE" or strict consensus tree with "-J STRICT". For <text:tab/>a custom consensus treshold &gt;= 50%, specify T_&lt;NUM&gt;, where 100 &gt;= NUM &gt;= 50. </text:p>
      <text:p text:style-name="P33"><text:s text:c="4"/>Options "-J STRICT_DROP" and "-J MR_DROP" will execute an algorithm that <text:tab/>identifies dropsets which contain rogue taxa as proposed by Pattengale et <text:tab/>al. in the paper "Uncovering hidden phylogenetic consensus". </text:p>
      <text:p text:style-name="P33"><text:s text:c="5"/>You will also need to provide a tree file containing several UNROOTED trees <text:tab/>via "-z" </text:p>
      <text:p text:style-name="P33"/>
      <text:p text:style-name="P33"><text:soft-page-break/><text:tab/><text:span text:style-name="T13">This option actually triggers two different sets of algorithms, one set for building consensus <text:tab/>trees and one set for finding rogue taxa. Also note that, these algorithms have been <text:tab/>parallelized, that is, if you use the PThreads version they will run faster!</text:span></text:p>
      <text:p text:style-name="P33"><text:span text:style-name="T13"/></text:p>
      <text:p text:style-name="P33"><text:span text:style-name="T13"><text:tab/>You should read and cite the following papers when using these options!</text:span></text:p>
      <text:p text:style-name="P33"><text:span text:style-name="T13"/></text:p>
      <text:p text:style-name="P33"><text:span text:style-name="T13"><text:tab/>For consensus trees: </text:span></text:p>
      <text:p text:style-name="P33"><text:span text:style-name="T13"><text:tab/></text:span><text:a xlink:type="simple" xlink:href="http://www.sciencedirect.com/science/article/pii/S1877750310000086"><text:span text:style-name="T13">http://www.sciencedirect.com/science/article/pii/S1877750310000086</text:span></text:a><text:span text:style-name="T13"> </text:span></text:p>
      <text:p text:style-name="P33"><text:span text:style-name="T13"/></text:p>
      <text:p text:style-name="P33"><text:span text:style-name="T13"><text:tab/>For identifying rogue taxa:</text:span></text:p>
      <text:p text:style-name="P51"><text:a xlink:type="simple" xlink:href="http://ieeexplore.ieee.org/xpl/login.jsptp=&amp;arnumber=5710874&amp;url=http%3A%2F"><text:span text:style-name="T13">http://ieeexplore.ieee.org/xpl/login.jsptp=&amp;arnumber=5710874&amp;url=http%3A%2F</text:span></text:a><text:a xlink:type="simple" xlink:href="http://ieeexplore.ieee.org/xpl/login.jsptp=&amp;arnumber=5710874&amp;url=http%3A%2F%2Fieeexplore.ieee.org%2Fxpls%2Fabs_all.jsp%3Farnumber%3D5710874"><text:span text:style-name="T13">%2Fieeexplore.ieee.org%2Fxpls%2Fabs_all.jsp%3Farnumber%3D5710874</text:span></text:a><text:span text:style-name="T13"> </text:span></text:p>
      <text:p text:style-name="P51"><text:span text:style-name="T13"/></text:p>
      <text:p text:style-name="P51"><text:span text:style-name="T13">The two examples below compute an extended majority rule consensus tree and a 75% majority rule consensus tree.</text:span></text:p>
      <text:p text:style-name="P51"><text:span text:style-name="T13"/></text:p>
      <text:p text:style-name="P51"><text:span text:style-name="T21">Example:</text:span><text:span text:style-name="T13"><text:tab/></text:span><text:span text:style-name="T8">raxmlHPC -J MRE -z trees -m GTRCAT -n TEST</text:span></text:p>
      <text:p text:style-name="P51"><text:span text:style-name="T13"/></text:p>
      <text:p text:style-name="P51"><text:span text:style-name="T21">Example:</text:span><text:span text:style-name="T13"><text:tab/></text:span><text:span text:style-name="T8">raxmlHPC -J T_75 -z trees -m GTRCAT -n TEST</text:span></text:p>
      <text:p text:style-name="P51"><text:span text:style-name="T13"/></text:p>
      <text:p text:style-name="P51"><text:span text:style-name="T13">The example below identifies rogues using the aforementioned dropset method and using a majority rule threshold. For details, please read the paper.</text:span></text:p>
      <text:p text:style-name="P51"><text:span text:style-name="T13"/></text:p>
      <text:p text:style-name="P51"><text:span text:style-name="T21">Example:</text:span><text:span text:style-name="T13"><text:tab/></text:span><text:span text:style-name="T8">raxmlHPC -J MR_DROP -z trees -m GTRCAT -n TEST</text:span></text:p>
      <text:p text:style-name="P33"/>
      <text:p text:style-name="P33">-k<text:tab/>Specifies that bootstrapped trees should be printed with branch lengths. </text:p>
      <text:p text:style-name="P33"><text:s text:c="3"/><text:tab/>The bootstraps will run a bit longer, because model parameters will be <text:tab/>optimized at the end of each replicate under GAMMA or GAMMA+P-Invar <text:tab/>respectively. </text:p>
      <text:p text:style-name="P33"/>
      <text:p text:style-name="P33"><text:s text:c="6"/>DEFAULT: OFF </text:p>
      <text:p text:style-name="P33"/>
      <text:p text:style-name="P33"><text:tab/><text:span text:style-name="T21">Example:</text:span><text:tab/>raxmlHPC -b 12345 -p 12345 -# 100 -k -s alg -m GTRGAMMA -n TEST</text:p>
      <text:p text:style-name="P33"/>
      <text:p text:style-name="P33"/>
      <text:p text:style-name="P33">-K<text:tab/>Specify one of the multi-state substitution models (max 32 states) <text:tab/>implemented in RAxML. </text:p>
      <text:p text:style-name="P33"><text:s text:c="6"/>Available models are: ORDERED, MK, GTR </text:p>
      <text:p text:style-name="P33"/>
      <text:p text:style-name="P33"><text:s text:c="6"/>DEFAULT: GTR model </text:p>
      <text:p text:style-name="P33"/>
      <text:p text:style-name="P33"><text:tab/><text:span text:style-name="T13">Evidently, for this option to have an effect you need to have an alignment containing multi-<text:tab/>state characters. If you have several partitions that consist of multi-state characters the <text:tab/>model specified via -K will be applied to all models. Thus, it is not possible to assign <text:tab/>different models to distinct multi-state partitions!</text:span></text:p>
      <text:p text:style-name="P33"><text:span text:style-name="T13"/></text:p>
      <text:p text:style-name="P33"><text:span text:style-name="T13"><text:tab/></text:span><text:span text:style-name="T21">Example:</text:span><text:span text:style-name="T13"><text:tab/></text:span><text:span text:style-name="T8">raxmlHPC -p 12345 -m MULTIGAMMA -s multiStateAlignment -n TEST</text:span></text:p>
      <text:p text:style-name="P33"/>
      <text:p text:style-name="P33">-L<text:tab/>Compute consensus trees labelled by IC supports and the overall TC value as <text:tab/>proposed in Salichos and Rokas 2013. </text:p>
      <text:p text:style-name="P33"><text:s text:c="5"/>Compute a majority rule consensus tree with -L MR or an extended majority <text:tab/>rule consensus tree with -L MRE. </text:p>
      <text:p text:style-name="P33"><text:tab/>For a custom consensus treshold &gt;= 50%, specify -L T_&lt;NUM&gt;, where 100 &gt;= <text:tab/>NUM &gt;= 50. </text:p>
      <text:p text:style-name="P33"><text:s text:c="3"/><text:tab/>You will of course also need to provide a tree file containing several <text:tab/>UNROOTED trees via -z! </text:p>
      <text:p text:style-name="P33"/>
      <text:p text:style-name="P33"><text:soft-page-break/><text:tab/><text:span text:style-name="T13">This option allows to compute the TC and IC metrics on a consensus tree, as described by <text:tab/>Salichos and Rokas in this paper here:</text:span></text:p>
      <text:p text:style-name="P33"><text:span text:style-name="T13"><text:s/><text:tab/></text:span><text:a xlink:type="simple" xlink:href="http://www.nature.com/nature/journal/v497/n7449/full/nature12130.html"><text:span text:style-name="T13">http://www.nature.com/nature/journal/v497/n7449/full/nature12130.html</text:span></text:a><text:span text:style-name="T13"><text:tab/></text:span></text:p>
      <text:p text:style-name="P33"><text:span text:style-name="T13"/></text:p>
      <text:p text:style-name="P33"><text:span text:style-name="T13"><text:tab/>There is a dedicated section further down in this manual with detailed instructions.</text:span></text:p>
      <text:p text:style-name="P33"><text:span text:style-name="T13"/></text:p>
      <text:p text:style-name="P33"><text:span text:style-name="T13"><text:tab/></text:span><text:span text:style-name="T21">Example:</text:span><text:span text:style-name="T13"><text:tab/></text:span><text:span text:style-name="T8">raxmlHPC -m GTRCAT -L MRE -z trees -n TEST</text:span></text:p>
      <text:p text:style-name="P33"/>
      <text:p text:style-name="P33">-m<text:tab/>Model of Binary (Morphological), Nucleotide, Multi-State, or Amino Acid <text:tab/>Substitution: </text:p>
      <text:p text:style-name="P33"/>
      <text:p text:style-name="P33"><text:tab/><text:span text:style-name="T13">This is probably the most complex and confusing command line option because it can be <text:tab/>used to specify a lot of things. A very important thing to be aware of is that, in case you use <text:tab/>a partitioned alignment the data type in the partitions and the specific models of <text:tab/>substitution to be used are actually specified in the partition file. Thus, if you use the </text:span><text:span text:style-name="T8">-q </text:span><text:span text:style-name="T13"><text:tab/>option the only information that will be extracted from this string here that is passed via </text:span><text:span text:style-name="T8">-m</text:span><text:span text:style-name="T13"> <text:tab/>is which model of rate heterogeneity is going to be used. Note that, the rate heterogeneity <text:tab/>model is always applied to all data partitions, hence you can not have one partition be <text:tab/>analyzed under CAT and another one be analyzed under GAMMA. </text:span></text:p>
      <text:p text:style-name="P33"><text:span text:style-name="T13"><text:tab/>TODO comment about X</text:span></text:p>
      <text:p text:style-name="P33"/>
      <text:p text:style-name="P33"/>
      <text:p text:style-name="P33"><text:tab/>BINARY: </text:p>
      <text:p text:style-name="P33"><text:s text:c="6"/>-m BINCAT[X]<text:tab/>Optimization of site-specific evolutionary rates which are <text:tab/><text:tab/><text:tab/><text:tab/>categorized into numberOfCategories distinct rate <text:tab/><text:tab/><text:tab/><text:tab/><text:tab/><text:tab/>categories for greater computational efficiency. Final tree <text:tab/><text:tab/><text:tab/><text:tab/>might be evaluated automatically under BINGAMMA, depending <text:tab/><text:tab/><text:tab/><text:tab/>on the tree search option. </text:p>
      <text:p text:style-name="P33"><text:s text:c="20"/><text:tab/>With the optional "X" appendix you can specify a ML <text:tab/><text:tab/><text:tab/><text:tab/><text:tab/><text:tab/>estimate of base frequencies. </text:p>
      <text:p text:style-name="P33"/>
      <text:p text:style-name="P33"><text:s text:c="16"/>"-m BINCATI[X]" <text:s text:c="5"/>: Optimization of site-specific </text:p>
      <text:p text:style-name="P33"><text:s text:c="39"/>evolutionary rates which are categorized into numberOfCategories distinct </text:p>
      <text:p text:style-name="P31"><text:span text:style-name="T28"><text:s text:c="39"/>rate categories for greater computational </text:span><text:span text:style-name="T28">efficiency. Final tree might be evaluated </text:span></text:p>
      <text:p text:style-name="P33"><text:s text:c="39"/>automatically under BINGAMMAI, depending on the tree search option. </text:p>
      <text:p text:style-name="P33"><text:s text:c="39"/>With the optional "X" appendix you can specify a ML estimate of base frequencies. </text:p>
      <text:p text:style-name="P33"><text:s text:c="16"/>"-m ASC_BINCAT[X]" <text:s text:c="2"/>: Optimization of site-specific </text:p>
      <text:p text:style-name="P33"><text:s text:c="39"/>evolutionary rates which are categorized into numberOfCategories distinct </text:p>
      <text:p text:style-name="P33"><text:s text:c="39"/>rate categories for greater computational efficiency. Final tree might be evaluated </text:p>
      <text:p text:style-name="P33"><text:s text:c="39"/>automatically under BINGAMMA, depending on the tree search option. </text:p>
      <text:p text:style-name="P33"><text:s text:c="39"/>With the optional "X" appendix you can specify a ML estimate of base frequencies. </text:p>
      <text:p text:style-name="P33"><text:s text:c="39"/>The ASC prefix willl correct the likelihood for ascertainment bias. </text:p>
      <text:p text:style-name="P33"><text:s text:c="16"/>"-m BINGAMMA[X]" <text:s text:c="4"/>: GAMMA model of rate heterogeneity (alpha parameter will be estimated). </text:p>
      <text:p text:style-name="P33"><text:s text:c="39"/>With the optional "X" appendix you can specify a ML estimate of base frequencies. </text:p>
      <text:p text:style-name="P33"><text:s text:c="16"/>"-m ASC_BINGAMMA[X]" : GAMMA model of rate heterogeneity (alpha parameter will be estimated). </text:p>
      <text:p text:style-name="P33"><text:s text:c="39"/>The ASC prefix willl correct the likelihood <text:soft-page-break/>for ascertainment bias. </text:p>
      <text:p text:style-name="P33"><text:s text:c="39"/>With the optional "X" appendix you can specify a ML estimate of base frequencies. </text:p>
      <text:p text:style-name="P33"><text:s text:c="16"/>"-m BINGAMMAI[X]" <text:s text:c="3"/>: Same as BINGAMMA, but with estimate of proportion of invariable sites. </text:p>
      <text:p text:style-name="P33"><text:s text:c="39"/>With the optional "X" appendix you can specify a ML estimate of base frequencies. </text:p>
      <text:p text:style-name="P33"/>
      <text:p text:style-name="P33"><text:s text:c="14"/>NUCLEOTIDES: </text:p>
      <text:p text:style-name="P33"/>
      <text:p text:style-name="P33"><text:s text:c="16"/>"-m GTRCAT[X]" <text:s text:c="6"/>: GTR + Optimization of substitution rates + Optimization of site-specific </text:p>
      <text:p text:style-name="P33"><text:s text:c="39"/>evolutionary rates which are categorized into numberOfCategories distinct </text:p>
      <text:p text:style-name="P33"><text:s text:c="39"/>rate categories for greater computational efficiency. <text:s/>Final tree might be evaluated </text:p>
      <text:p text:style-name="P33"><text:s text:c="39"/>under GTRGAMMA, depending on the tree search option. </text:p>
      <text:p text:style-name="P33"><text:s text:c="39"/>With the optional "X" appendix you can specify a ML estimate of base frequencies. </text:p>
      <text:p text:style-name="P33"><text:s text:c="16"/>"-m GTRCATI[X]" <text:s text:c="5"/>: GTR + Optimization of substitution rates + Optimization of site-specific </text:p>
      <text:p text:style-name="P33"><text:s text:c="39"/>evolutionary rates which are categorized into numberOfCategories distinct </text:p>
      <text:p text:style-name="P33"><text:s text:c="39"/>rate categories for greater computational efficiency. <text:s/>Final tree might be evaluated </text:p>
      <text:p text:style-name="P33"><text:s text:c="39"/>under GTRGAMMAI, depending on the tree search option. </text:p>
      <text:p text:style-name="P33"><text:s text:c="39"/>With the optional "X" appendix you can specify a ML estimate of base frequencies. </text:p>
      <text:p text:style-name="P33"><text:s text:c="16"/>"-m ASC_GTRCAT[X]" <text:s text:c="2"/>: GTR + Optimization of substitution rates + Optimization of site-specific </text:p>
      <text:p text:style-name="P33"><text:s text:c="39"/>evolutionary rates which are categorized into numberOfCategories distinct </text:p>
      <text:p text:style-name="P31"><text:span text:style-name="T28"><text:s text:c="39"/>rate categories for greater computational </text:span><text:span text:style-name="T28">efficiency. <text:s/>Final tree might be evaluated </text:span></text:p>
      <text:p text:style-name="P33"><text:s text:c="39"/>under GTRGAMMA, depending on the tree search option. </text:p>
      <text:p text:style-name="P33"><text:s text:c="39"/>With the optional "X" appendix you can specify a ML estimate of base frequencies. </text:p>
      <text:p text:style-name="P33"><text:s text:c="39"/>The ASC prefix willl correct the likelihood for ascertainment bias. </text:p>
      <text:p text:style-name="P33"><text:s text:c="16"/>"-m GTRGAMMA[X]" <text:s text:c="4"/>: GTR + Optimization of substitution rates + GAMMA model of rate </text:p>
      <text:p text:style-name="P33"><text:s text:c="39"/>heterogeneity (alpha parameter will be estimated). </text:p>
      <text:p text:style-name="P33"><text:s text:c="39"/>With the optional "X" appendix you can specify a ML estimate of base frequencies. </text:p>
      <text:p text:style-name="P33"><text:s text:c="16"/>"-m ASC_GTRGAMMA[X]" : GTR + Optimization of substitution rates + GAMMA model of rate </text:p>
      <text:p text:style-name="P33"><text:s text:c="39"/>heterogeneity (alpha parameter will be estimated). </text:p>
      <text:p text:style-name="P33"><text:s text:c="39"/>The ASC prefix willl correct the likelihood for ascertainment bias. </text:p>
      <text:p text:style-name="P33"><text:s text:c="39"/>With the optional "X" appendix you can specify a ML estimate of base frequencies. </text:p>
      <text:p text:style-name="P33"><text:s text:c="16"/>"-m GTRGAMMAI[X]" <text:s text:c="3"/>: Same as GTRGAMMA, but with estimate of proportion of invariable sites. </text:p>
      <text:p text:style-name="P33"><text:soft-page-break/><text:s text:c="39"/>With the optional "X" appendix you can specify a ML estimate of base frequencies. </text:p>
      <text:p text:style-name="P33"/>
      <text:p text:style-name="P33"><text:s text:c="14"/>MULTI-STATE: </text:p>
      <text:p text:style-name="P33"/>
      <text:p text:style-name="P33"><text:s text:c="16"/>"-m MULTICAT[X]" <text:s text:c="6"/>: Optimization of site-specific </text:p>
      <text:p text:style-name="P33"><text:s text:c="41"/>evolutionary rates which are categorized into numberOfCategories distinct </text:p>
      <text:p text:style-name="P33"><text:s text:c="41"/>rate categories for greater computational efficiency. Final tree might be evaluated </text:p>
      <text:p text:style-name="P33"><text:s text:c="41"/>automatically under MULTIGAMMA, depending on the tree search option. </text:p>
      <text:p text:style-name="P33"><text:s text:c="41"/>With the optional "X" appendix you can specify a ML estimate of base frequencies. </text:p>
      <text:p text:style-name="P33"><text:s text:c="16"/>"-m MULTICATI[X]" <text:s text:c="5"/>: Optimization of site-specific </text:p>
      <text:p text:style-name="P33"><text:s text:c="41"/>evolutionary rates which are categorized into numberOfCategories distinct </text:p>
      <text:p text:style-name="P33"><text:s text:c="41"/>rate categories for greater computational efficiency. Final tree might be evaluated </text:p>
      <text:p text:style-name="P33"><text:s text:c="41"/>automatically under MULTIGAMMAI, depending on the tree search option. </text:p>
      <text:p text:style-name="P33"><text:s text:c="41"/>With the optional "X" appendix you can specify a ML estimate of base frequencies. </text:p>
      <text:p text:style-name="P33"><text:s text:c="16"/>"-m ASC_MULTICAT[X]" <text:s text:c="2"/>: Optimization of site-specific </text:p>
      <text:p text:style-name="P33"><text:s text:c="41"/>evolutionary rates which are categorized into numberOfCategories distinct </text:p>
      <text:p text:style-name="P33"><text:s text:c="41"/>rate categories for greater computational efficiency. Final tree might be evaluated </text:p>
      <text:p text:style-name="P33"><text:s text:c="41"/>automatically under MULTIGAMMA, depending on the tree search option. </text:p>
      <text:p text:style-name="P33"><text:s text:c="41"/>With the optional "X" appendix you can specify a ML estimate of base frequencies. </text:p>
      <text:p text:style-name="P33"><text:s text:c="41"/>The ASC prefix willl correct the likelihood for ascertainment bias. </text:p>
      <text:p text:style-name="P31"><text:span text:style-name="T28"><text:s text:c="16"/>"-m MULTIGAMMA[X]" <text:s text:c="4"/>: GAMMA model of rate heterogeneity (alpha </text:span><text:span text:style-name="T28">parameter will be estimated). </text:span></text:p>
      <text:p text:style-name="P33"><text:s text:c="41"/>With the optional "X" appendix you can specify a ML estimate of base frequencies. </text:p>
      <text:p text:style-name="P33"><text:s text:c="16"/>"-m ASC_MULTIGAMMA[X]" : GAMMA model of rate heterogeneity (alpha parameter will be estimated). </text:p>
      <text:p text:style-name="P33"><text:s text:c="41"/>The ASC prefix willl correct the likelihood for ascertainment bias. </text:p>
      <text:p text:style-name="P33"><text:s text:c="41"/>With the optional "X" appendix you can specify a ML estimate of base frequencies. </text:p>
      <text:p text:style-name="P33"><text:s text:c="16"/>"-m MULTIGAMMAI[X]" <text:s text:c="3"/>: Same as MULTIGAMMA, but with estimate of proportion of invariable sites. </text:p>
      <text:p text:style-name="P33"><text:s text:c="41"/>With the optional "X" appendix you can specify a ML estimate of base frequencies. </text:p>
      <text:p text:style-name="P33"/>
      <text:p text:style-name="P33"><text:s text:c="16"/>You can use up to 32 distinct character states to encode multi-state regions, they must be used in the following order: </text:p>
      <text:p text:style-name="P33"><text:s text:c="16"/>0, 1, 2, 3, 4, 5, 6, 7, 8, 9, A, B, C, D, E, F, G, H, I, J, K, L, M, N, O, P, Q, R, S, T, U, V </text:p>
      <text:p text:style-name="P33"><text:s text:c="16"/>i.e., if you have 6 distinct character states you would use 0, 1, 2, 3, 4, 5 to encode these. </text:p>
      <text:p text:style-name="P33"><text:s text:c="16"/>The substitution model for the multi-state regions can be selected via the "-K" option </text:p>
      <text:p text:style-name="P33"/>
      <text:p text:style-name="P33"><text:soft-page-break/><text:s text:c="14"/>AMINO ACIDS: </text:p>
      <text:p text:style-name="P33"/>
      <text:p text:style-name="P33"><text:s text:c="16"/>"-m PROTCATmatrixName[F|X]" <text:s text:c="6"/>: specified AA matrix + Optimization of substitution rates + Optimization of site-specific </text:p>
      <text:p text:style-name="P33"><text:s text:c="52"/>evolutionary rates which are categorized into numberOfCategories distinct </text:p>
      <text:p text:style-name="P33"><text:s text:c="52"/>rate categories for greater computational efficiency. <text:s text:c="2"/>Final tree might be evaluated </text:p>
      <text:p text:style-name="P33"><text:s text:c="52"/>automatically under PROTGAMMAmatrixName[F|X], depending on the tree search option. </text:p>
      <text:p text:style-name="P33"><text:s text:c="52"/>With the optional "X" appendix you can specify a ML estimate of base frequencies. </text:p>
      <text:p text:style-name="P33"><text:s text:c="16"/>"-m PROTCATImatrixName[F|X]" <text:s text:c="5"/>: specified AA matrix + Optimization of substitution rates + Optimization of site-specific </text:p>
      <text:p text:style-name="P33"><text:s text:c="52"/>evolutionary rates which are categorized into numberOfCategories distinct </text:p>
      <text:p text:style-name="P33"><text:s text:c="52"/>rate categories for greater computational efficiency. <text:s text:c="2"/>Final tree might be evaluated </text:p>
      <text:p text:style-name="P33"><text:s text:c="52"/>automatically under PROTGAMMAImatrixName[F|X], depending on the tree search option. </text:p>
      <text:p text:style-name="P33"><text:s text:c="52"/>With the optional "X" appendix you can specify a ML estimate of base frequencies. </text:p>
      <text:p text:style-name="P33"><text:s text:c="16"/>"-m ASC_PROTCATmatrixName[F|X]" <text:s text:c="2"/>: specified AA matrix + Optimization of substitution rates + Optimization of site-specific </text:p>
      <text:p text:style-name="P33"><text:s text:c="52"/>evolutionary rates which are categorized into numberOfCategories distinct </text:p>
      <text:p text:style-name="P33"><text:s text:c="52"/>rate categories for greater computational efficiency. <text:s text:c="2"/>Final tree might be evaluated </text:p>
      <text:p text:style-name="P33"><text:s text:c="52"/>automatically under PROTGAMMAmatrixName[F|X], depending on the tree search option. </text:p>
      <text:p text:style-name="P33"><text:s text:c="52"/>With the optional "X" appendix you can specify a ML estimate of base frequencies. </text:p>
      <text:p text:style-name="P33"><text:s text:c="52"/>The ASC prefix willl correct the likelihood for ascertainment bias. </text:p>
      <text:p text:style-name="P31"><text:span text:style-name="T28"><text:s text:c="16"/>"-m PROTGAMMAmatrixName[F|X]" <text:s text:c="4"/>: specified AA matrix + </text:span><text:span text:style-name="T28">Optimization of substitution rates + GAMMA model of rate </text:span></text:p>
      <text:p text:style-name="P33"><text:s text:c="52"/>heterogeneity (alpha parameter will be estimated). </text:p>
      <text:p text:style-name="P33"><text:s text:c="52"/>With the optional "X" appendix you can specify a ML estimate of base frequencies. </text:p>
      <text:p text:style-name="P33"><text:s text:c="16"/>"-m ASC_PROTGAMMAmatrixName[F|X]" : specified AA matrix + Optimization of substitution rates + GAMMA model of rate </text:p>
      <text:p text:style-name="P33"><text:s text:c="52"/>heterogeneity (alpha parameter will be estimated). </text:p>
      <text:p text:style-name="P33"><text:s text:c="52"/>The ASC prefix willl correct the likelihood for ascertainment bias. </text:p>
      <text:p text:style-name="P33"><text:s text:c="52"/>With the optional "X" appendix you can specify a ML estimate of base frequencies. </text:p>
      <text:p text:style-name="P33"><text:s text:c="16"/>"-m PROTGAMMAImatrixName[F|X]" <text:s text:c="3"/>: Same as PROTGAMMAmatrixName[F|X], but with estimate of proportion of invariable sites. </text:p>
      <text:p text:style-name="P33"><text:s text:c="52"/>With the optional "X" appendix you can specify a ML estimate of base frequencies. </text:p>
      <text:p text:style-name="P33"/>
      <text:p text:style-name="P33"><text:s text:c="16"/>Available AA substitution models: </text:p>
      <text:p text:style-name="P33"><text:s text:c="16"/>DAYHOFF, DCMUT, JTT, MTREV, WAG, RTREV, CPREV, VT, </text:p>
      <text:p text:style-name="P33"><text:s text:c="16"/>BLOSUM62, MTMAM, LG, MTART, MTZOA, PMB, HIVB, HIVW, </text:p>
      <text:p text:style-name="P33"><text:s text:c="16"/>JTTDCMUT, FLU, DUMMY, DUMMY2, AUTO, LG4M, LG4X, PROT_FILE, </text:p>
      <text:p text:style-name="P33"><text:s text:c="16"/>GTR_UNLINKED, GTR </text:p>
      <text:p text:style-name="P33"><text:soft-page-break/><text:s text:c="16"/>With the optional "F" appendix you can specify if you want to use empirical base frequencies </text:p>
      <text:p text:style-name="P33"><text:s text:c="16"/>Please note that for mixed models you can in addition specify the per-gene AA model in </text:p>
      <text:p text:style-name="P33"><text:s text:c="16"/>the mixed model file (see manual for details). Also note that if you estimate AA GTR parameters on a partitioned </text:p>
      <text:p text:style-name="P33"><text:s text:c="16"/>dataset, they will be linked (estimated jointly) across all partitions to avoid over-parametrization </text:p>
      <text:p text:style-name="P33"/>
      <text:p text:style-name="P33"><text:s text:c="6"/>-M <text:s text:c="5"/>Switch on estimation of individual per-partition branch lengths. Only has effect when used in combination with "-q" </text:p>
      <text:p text:style-name="P33"><text:s text:c="14"/>Branch lengths for individual partitions will be printed to separate files </text:p>
      <text:p text:style-name="P33"><text:s text:c="14"/>A weighted average of the branch lengths is computed by using the respective partition lengths </text:p>
      <text:p text:style-name="P33"/>
      <text:p text:style-name="P33"><text:s text:c="14"/>DEFAULT: OFF </text:p>
      <text:p text:style-name="P33"/>
      <text:p text:style-name="P33"><text:s text:c="6"/>-n <text:s text:c="5"/>Specifies the name of the output file. </text:p>
      <text:p text:style-name="P33"/>
      <text:p text:style-name="P33"><text:s text:c="6"/>-o <text:s text:c="5"/>Specify the name of a single outgrpoup or a comma-separated list of outgroups, eg "-o Rat" </text:p>
      <text:p text:style-name="P33"><text:s text:c="14"/>or "-o Rat,Mouse", in case that multiple outgroups are not monophyletic the first name </text:p>
      <text:p text:style-name="P33"><text:s text:c="14"/>in the list will be selected as outgroup, don't leave spaces between taxon names! </text:p>
      <text:p text:style-name="P33"/>
      <text:p text:style-name="P33"><text:s text:c="6"/>-O <text:s text:c="5"/>Disable check for completely undetermined sequence in alignment. </text:p>
      <text:p text:style-name="P33"><text:s text:c="14"/>The program will not exit with an error message when "-O" is specified. </text:p>
      <text:p text:style-name="P33"/>
      <text:p text:style-name="P33"><text:s text:c="14"/>DEFAULT: check enabled </text:p>
      <text:p text:style-name="P33"/>
      <text:p text:style-name="P33"><text:s text:c="6"/>-p <text:s text:c="5"/>Specify a random number seed for the parsimony inferences. This allows you to reproduce your results </text:p>
      <text:p text:style-name="P33"><text:s text:c="14"/>and will help me debug the program. </text:p>
      <text:p text:style-name="P33"/>
      <text:p text:style-name="P33"><text:s text:c="6"/>-P <text:s text:c="5"/>Specify the file name of a user-defined AA (Protein) substitution model. This file must contain </text:p>
      <text:p text:style-name="P33"><text:s text:c="14"/>420 entries, the first 400 being the AA substitution rates (this must be a symmetric matrix) and the </text:p>
      <text:p text:style-name="P33"><text:s text:c="14"/>last 20 are the empirical base frequencies </text:p>
      <text:p text:style-name="P33"/>
      <text:p text:style-name="P33"><text:s text:c="6"/>-q <text:s text:c="5"/>Specify the file name which contains the assignment of models to alignment </text:p>
      <text:p text:style-name="P33"><text:s text:c="14"/>partitions for multiple models of substitution. For the syntax of this file </text:p>
      <text:p text:style-name="P33"><text:s text:c="14"/>please consult the manual. </text:p>
      <text:p text:style-name="P33"/>
      <text:p text:style-name="P33"><text:s text:c="6"/>-r <text:s text:c="5"/>Specify the file name of a binary constraint tree. </text:p>
      <text:p text:style-name="P33"><text:s text:c="14"/>this tree does not need to be comprehensive, i.e. must not contain all taxa </text:p>
      <text:p text:style-name="P33"/>
      <text:p text:style-name="P33"><text:s text:c="6"/>-R <text:s text:c="5"/>Specify the file name of a binary model parameter file that has previously been generated </text:p>
      <text:p text:style-name="P33"><text:s text:c="14"/>with RAxML using the -f e tree evaluation option. The file name should be: </text:p>
      <text:p text:style-name="P33"><text:s text:c="14"/>RAxML_binaryModelParameters.runID </text:p>
      <text:p text:style-name="P33"><text:soft-page-break/></text:p>
      <text:p text:style-name="P33"><text:s text:c="6"/>-s <text:s text:c="5"/>Specify the name of the alignment data file in PHYLIP format </text:p>
      <text:p text:style-name="P33"/>
      <text:p text:style-name="P33"><text:s text:c="6"/>-S <text:s text:c="5"/>Specify the name of a secondary structure file. The file can contain "." for </text:p>
      <text:p text:style-name="P33"><text:s text:c="14"/>alignment columns that do not form part of a stem and characters "()&lt;&gt;[]{}" to define </text:p>
      <text:p text:style-name="P33"><text:s text:c="14"/>stem regions and pseudoknots </text:p>
      <text:p text:style-name="P33"/>
      <text:p text:style-name="P33"><text:s text:c="6"/>-t <text:s text:c="5"/>Specify a user starting tree file name in Newick format </text:p>
      <text:p text:style-name="P33"/>
      <text:p text:style-name="P33"><text:s text:c="6"/>-T <text:s text:c="5"/>PTHREADS VERSION ONLY! Specify the number of threads you want to run. </text:p>
      <text:p text:style-name="P33"><text:s text:c="14"/>Make sure to set "-T" to at most the number of CPUs you have on your machine, </text:p>
      <text:p text:style-name="P33"><text:s text:c="14"/>otherwise, there will be a huge performance decrease! </text:p>
      <text:p text:style-name="P33"/>
      <text:p text:style-name="P33"><text:s text:c="6"/>-u <text:s text:c="5"/>use the median for the discrete approximation of the GAMMA model of rate heterogeneity </text:p>
      <text:p text:style-name="P33"/>
      <text:p text:style-name="P33"><text:s text:c="14"/>DEFAULT: OFF </text:p>
      <text:p text:style-name="P33"/>
      <text:p text:style-name="P33"><text:s text:c="6"/>-U <text:s text:c="5"/>Try to save memory by using SEV-based implementation for gap columns on large gappy alignments </text:p>
      <text:p text:style-name="P33"><text:s text:c="14"/>The technique is described here: http://www.biomedcentral.com/1471-2105/12/470 </text:p>
      <text:p text:style-name="P33"><text:s text:c="14"/>This will only work for DNA and/or PROTEIN data and only with the SSE3 or AVX-vextorized version of the code. </text:p>
      <text:p text:style-name="P33"/>
      <text:p text:style-name="P33"><text:s text:c="6"/>-v <text:s text:c="5"/>Display version information </text:p>
      <text:p text:style-name="P33"/>
      <text:p text:style-name="P33"><text:s text:c="6"/>-V <text:s text:c="5"/>Disable rate heterogeneity among sites model and use one without rate heterogeneity instead. </text:p>
      <text:p text:style-name="P33"><text:s text:c="14"/>Only works if you specify the CAT model of rate heterogeneity. </text:p>
      <text:p text:style-name="P33"/>
      <text:p text:style-name="P33"><text:s text:c="14"/>DEFAULT: use rate heterogeneity </text:p>
      <text:p text:style-name="P33"/>
      <text:p text:style-name="P33"><text:s text:c="6"/>-w <text:s text:c="5"/>FULL (!) path to the directory into which RAxML shall write its output files </text:p>
      <text:p text:style-name="P33"/>
      <text:p text:style-name="P33"><text:s text:c="14"/>DEFAULT: current directory </text:p>
      <text:p text:style-name="P33"/>
      <text:p text:style-name="P33"><text:s text:c="6"/>-W <text:s text:c="5"/>Sliding window size for leave-one-out site-specific placement bias algorithm </text:p>
      <text:p text:style-name="P33"><text:s text:c="14"/>only effective when used in combination with "-f S" </text:p>
      <text:p text:style-name="P33"/>
      <text:p text:style-name="P33"><text:s text:c="14"/>DEFAULT: 100 sites </text:p>
      <text:p text:style-name="P33"/>
      <text:p text:style-name="P33"><text:s text:c="6"/>-x <text:s text:c="5"/>Specify an integer number (random seed) and turn on rapid bootstrapping </text:p>
      <text:p text:style-name="P33"><text:s text:c="14"/>CAUTION: unlike in version 7.0.4 RAxML will conduct rapid BS replicates under </text:p>
      <text:p text:style-name="P33"><text:s text:c="14"/>the model of rate heterogeneity you specified via "-m" and not by default under CAT </text:p>
      <text:p text:style-name="P33"/>
      <text:p text:style-name="P33"><text:s text:c="6"/>-X <text:s text:c="5"/>Same as the "-y" option below, however the parsimony search is more superficial. </text:p>
      <text:p text:style-name="P33"><text:s text:c="14"/>RAxML will only do a randomized stepwise addition order parsimony <text:soft-page-break/>tree reconstruction </text:p>
      <text:p text:style-name="P33"><text:s text:c="14"/>without performing any additional SPRs. </text:p>
      <text:p text:style-name="P33"><text:s text:c="14"/>This may be helpful for very broad whole-genome datasets, since this can generate topologically </text:p>
      <text:p text:style-name="P33"><text:s text:c="14"/>more different starting trees. </text:p>
      <text:p text:style-name="P33"/>
      <text:p text:style-name="P33"><text:s text:c="14"/>DEFAULT: OFF </text:p>
      <text:p text:style-name="P33"/>
      <text:p text:style-name="P33"><text:s text:c="6"/>-y <text:s text:c="5"/>If you want to only compute a parsimony starting tree with RAxML specify "-y", </text:p>
      <text:p text:style-name="P33"><text:s text:c="14"/>the program will exit after computation of the starting tree </text:p>
      <text:p text:style-name="P33"/>
      <text:p text:style-name="P33"><text:s text:c="14"/>DEFAULT: OFF </text:p>
      <text:p text:style-name="P33"/>
      <text:p text:style-name="P33"><text:s text:c="6"/>-Y <text:s text:c="5"/>Pass a quartet grouping file name defining four groups from which to draw quartets </text:p>
      <text:p text:style-name="P33"><text:s text:c="14"/>The file input format must contain 4 groups in the following form: </text:p>
      <text:p text:style-name="P33"><text:s text:c="14"/>(Chicken, Human, Loach), (Cow, Carp), (Mouse, Rat, Seal), (Whale, Frog); </text:p>
      <text:p text:style-name="P33"><text:s text:c="14"/>Only works in combination with -f q ! </text:p>
      <text:p text:style-name="P33"/>
      <text:p text:style-name="P33"><text:s text:c="6"/>-z <text:s text:c="5"/>Specify the file name of a file containing multiple trees e.g. from a bootstrap </text:p>
      <text:p text:style-name="P33"><text:s text:c="14"/>that shall be used to draw bipartition values onto a tree provided with "-t", </text:p>
      <text:p text:style-name="P33"><text:s text:c="14"/>It can also be used to compute per site log likelihoods in combination with "-f g" </text:p>
      <text:p text:style-name="P33"><text:s text:c="14"/>and to read a bunch of trees for a couple of other options ("-f h", "-f m", "-f n"). </text:p>
      <text:p text:style-name="P33"/>
      <text:p text:style-name="P33"><text:s text:c="6"/>-#|-N <text:s text:c="2"/>Specify the number of alternative runs on distinct starting trees </text:p>
      <text:p text:style-name="P33"><text:s text:c="14"/>In combination with the "-b" option, this will invoke a multiple boostrap analysis </text:p>
      <text:p text:style-name="P33"><text:s text:c="14"/>Note that "-N" has been added as an alternative since "-#" sometimes caused problems </text:p>
      <text:p text:style-name="P33"><text:s text:c="14"/>with certain MPI job submission systems, since "-#" is often used to start comments. </text:p>
      <text:p text:style-name="P33"><text:s text:c="14"/>If you want to use the bootstopping criteria specify "-# autoMR" or "-# autoMRE" or "-# autoMRE_IGN" </text:p>
      <text:p text:style-name="P33"><text:s text:c="14"/>for the majority-rule tree based criteria (see -I option) or "-# autoFC" for the frequency-based criterion. </text:p>
      <text:p text:style-name="P33"><text:s text:c="14"/>Bootstopping will only work in combination with "-x" or "-b" </text:p>
      <text:p text:style-name="P33"/>
      <text:p text:style-name="P33"><text:s text:c="14"/>DEFAULT: 1 single analysis </text:p>
      <text:p text:style-name="P16"/>
      <text:p text:style-name="P55">IV. Computing TC and IC values</text:p>
      <text:p text:style-name="P26"/>
      <text:list xml:id="list414106739" text:style-name="L6">
        <text:list-item>
          <text:p text:style-name="P61">Citing RAxML</text:p>
        </text:list-item>
      </text:list>
      <text:p text:style-name="P26"/>
      <text:p text:style-name="P26">When using RAxML please cite: TODO</text:p>
      <text:p text:style-name="P26"/>
      <text:p text:style-name="P25"/>
      <text:p text:style-name="P22"/>
      <text:p text:style-name="P20"/>
      <text:p text:style-name="P4"/>
      <text:p text:style-name="P4"/>
      <text:p text:style-name="P4"/>
      <text:p text:style-name="P4"><text:soft-page-break/></text:p>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KBEWJ+CMTT10" svg:font-family="FKBEWJ+CMTT10"/>
    <style:font-face style:name="Lohit Hindi1" svg:font-family="'Lohit Hindi'"/>
    <style:font-face style:name="SJNJXP+CMSY10" svg:font-family="SJNJXP+CMSY10"/>
    <style:font-face style:name="Helvetica" svg:font-family="Helvetica" style:font-family-generic="swiss"/>
    <style:font-face style:name="Helvetica-Bold" svg:font-family="Helvetica-Bold" style:font-family-generic="swiss"/>
    <style:font-face style:name="Courier 10 Pitch" svg:font-family="'Courier 10 Pitch'" style:font-pitch="fixed"/>
    <style:font-face style:name="Courier 10 Pitch1" svg:font-family="'Courier 10 Pitch'" style:font-adornments="Bold"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andros Stamatakis</meta:initial-creator>
    <meta:creation-date>2013-12-16T11:02:55</meta:creation-date>
    <dc:date>2013-12-18T10:53:00</dc:date>
    <dc:creator>Alexandros Stamatakis</dc:creator>
    <meta:editing-duration>PT9H1M11S</meta:editing-duration>
    <meta:editing-cycles>67</meta:editing-cycles>
    <meta:generator>LibreOffice/3.5$Linux_X86_64 LibreOffice_project/350m1$Build-2</meta:generator>
    <meta:document-statistic meta:table-count="0" meta:image-count="0" meta:object-count="0" meta:page-count="27" meta:paragraph-count="642" meta:word-count="9590" meta:character-count="66885" meta:non-whitespace-character-count="51841"/>
  </office:meta>
</office:document-meta>
</file>